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2580000007019806B54.jpg"/>
  <manifest:file-entry manifest:media-type="image/jpeg" manifest:full-path="Pictures/100000000000054C0000019DA8493AE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solid" svg:stroke-width="0.01cm" svg:stroke-color="#dc23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497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63cm" fo:min-width="0cm" fo:padding-top="0.13cm" fo:padding-bottom="0.13cm" fo:padding-left="0.25cm" fo:padding-right="0.25cm" fo:wrap-option="no-wrap" draw:shadow="hidden"/>
    </style:style>
    <style:style style:name="pr6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7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no-wrap" draw:shadow="hidden"/>
    </style:style>
    <style:style style:name="pr8" style:family="presentation" style:parent-style-name="Default-notes">
      <style:graphic-properties draw:stroke="none" draw:fill="none" draw:fill-color="#ffffff" draw:auto-grow-height="true" fo:min-height="11.997cm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no-wrap" draw:shadow="hidden"/>
    </style:style>
    <style:style style:name="pr10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2cm" fo:min-width="0cm" fo:padding-top="0.13cm" fo:padding-bottom="0.13cm" fo:padding-left="0.25cm" fo:padding-right="0.25cm" fo:wrap-option="no-wrap" draw:shadow="hidden"/>
    </style:style>
    <style:style style:name="pr11" style:family="presentation" style:parent-style-name="Title1-notes">
      <style:graphic-properties draw:stroke="none" draw:fill="none" draw:fill-color="#ffffff" draw:auto-grow-height="true" fo:min-height="11.997cm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66cm" fo:min-width="0cm" fo:padding-top="0.13cm" fo:padding-bottom="0.13cm" fo:padding-left="0.25cm" fo:padding-right="0.25cm" fo:wrap-option="no-wrap" draw:shadow="hidden"/>
    </style:style>
    <style:style style:name="pr1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499cm" fo:min-width="0cm" fo:padding-top="0.127cm" fo:padding-bottom="0.127cm" fo:padding-left="0.254cm" fo:padding-right="0.254cm" fo:wrap-option="no-wrap" draw:shadow="hidden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67cm" fo:min-width="0cm" fo:padding-top="0.13cm" fo:padding-bottom="0.13cm" fo:padding-left="0.25cm" fo:padding-right="0.25cm" fo:wrap-option="no-wrap" draw:shadow="hidden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943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line-height="100%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76cm" fo:margin-bottom="0cm" fo:line-height="100%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text:enable-numbering="false" fo:text-indent="0cm"/>
    </style:style>
    <style:style style:name="P6" style:family="paragraph">
      <style:paragraph-properties fo:margin-left="0.943cm" fo:margin-right="0cm" fo:margin-top="0.211cm" fo:margin-bottom="0cm" fo:line-height="100%" text:enable-numbering="true" fo:text-indent="-0.943cm"/>
    </style:style>
    <style:style style:name="P7" style:family="paragraph">
      <style:paragraph-properties fo:margin-left="0.952cm" fo:margin-right="0cm" fo:text-indent="-0.952cm" style:writing-mode="lr-tb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fo:margin-left="0cm" fo:margin-right="0cm" text:enable-numbering="false" fo:text-indent="0cm">
        <style:tab-stops>
          <style:tab-stop style:position="0cm"/>
          <style:tab-stop style:position="2.059cm"/>
          <style:tab-stop style:position="3.642cm"/>
          <style:tab-stop style:position="5.018cm"/>
          <style:tab-stop style:position="6.182cm"/>
          <style:tab-stop style:position="7.434cm"/>
          <style:tab-stop style:position="8.722cm"/>
          <style:tab-stop style:position="9.908cm"/>
          <style:tab-stop style:position="11.262cm"/>
          <style:tab-stop style:position="13.802cm"/>
          <style:tab-stop style:position="16.342cm"/>
          <style:tab-stop style:position="18.882cm"/>
          <style:tab-stop style:position="21.422cm"/>
          <style:tab-stop style:position="23.962cm"/>
          <style:tab-stop style:position="26.502cm"/>
          <style:tab-stop style:position="29.042cm"/>
          <style:tab-stop style:position="29.95cm"/>
        </style:tab-stops>
      </style:paragraph-properties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13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14" style:family="paragraph">
      <style:paragraph-properties fo:margin-left="3.175cm" fo:margin-right="0cm" fo:margin-top="0.158cm" fo:margin-bottom="0cm" fo:line-height="90%" text:enable-numbering="true" fo:text-indent="-0.635cm"/>
    </style:style>
    <style:style style:name="P15" style:family="paragraph">
      <style:paragraph-properties fo:margin-left="0.952cm" fo:margin-right="0cm" fo:margin-top="0.176cm" fo:margin-bottom="0cm" fo:line-height="100%" text:enable-numbering="true" fo:text-indent="-0.952cm"/>
    </style:style>
    <style:style style:name="P16" style:family="paragraph">
      <style:paragraph-properties fo:margin-left="2.063cm" fo:margin-right="0cm" fo:margin-top="0.158cm" fo:margin-bottom="0cm" text:enable-numbering="true" fo:text-indent="-0.793cm"/>
    </style:style>
    <style:style style:name="P17" style:family="paragraph">
      <style:paragraph-properties fo:margin-left="0.952cm" fo:margin-right="0cm" fo:margin-top="0.176cm" fo:margin-bottom="0cm" fo:line-height="90%" text:enable-numbering="true" fo:text-indent="-0.952cm"/>
    </style:style>
    <style:style style:name="P18" style:family="paragraph">
      <style:paragraph-properties fo:margin-left="2.063cm" fo:margin-right="0cm" fo:margin-top="0.158cm" fo:margin-bottom="0cm" fo:line-height="90%" text:enable-numbering="true" fo:text-indent="-0.793cm"/>
    </style:style>
    <style:style style:name="P19" style:family="paragraph">
      <style:paragraph-properties fo:margin-left="3.175cm" fo:margin-right="0cm" fo:margin-top="0.141cm" fo:margin-bottom="0cm" fo:line-height="90%" text:enable-numbering="true" fo:text-indent="-0.635cm"/>
    </style:style>
    <style:style style:name="P20" style:family="paragraph">
      <style:paragraph-properties fo:margin-left="0.952cm" fo:margin-right="0cm" fo:margin-top="0.211cm" fo:margin-bottom="0cm" text:enable-numbering="true" fo:text-indent="-0.952cm"/>
    </style:style>
    <style:style style:name="P21" style:family="paragraph">
      <style:paragraph-properties fo:margin-left="2.063cm" fo:margin-right="0cm" fo:margin-top="0.176cm" fo:margin-bottom="0cm" text:enable-numbering="true" fo:text-indent="-0.793cm"/>
    </style:style>
    <style:style style:name="P22" style:family="paragraph">
      <style:paragraph-properties fo:margin-left="3.175cm" fo:margin-right="0cm" fo:margin-top="0.158cm" fo:margin-bottom="0cm" fo:line-height="100%" text:enable-numbering="true" fo:text-indent="-0.635cm"/>
    </style:style>
    <style:style style:name="P23" style:family="paragraph">
      <style:paragraph-properties fo:margin-left="3.175cm" fo:margin-right="0cm" fo:margin-top="0.158cm" fo:margin-bottom="0cm" text:enable-numbering="true" fo:text-indent="-0.635cm"/>
    </style:style>
    <style:style style:name="P24" style:family="paragraph">
      <style:paragraph-properties fo:margin-left="2.063cm" fo:margin-right="0cm" fo:margin-top="0.176cm" fo:margin-bottom="0cm" fo:line-height="100%" text:enable-numbering="false" fo:text-indent="-0.793cm"/>
    </style:style>
    <style:style style:name="P25" style:family="paragraph">
      <style:paragraph-properties fo:margin-left="0.952cm" fo:margin-right="0cm" fo:margin-top="0.176cm" fo:margin-bottom="0cm" fo:line-height="80%" text:enable-numbering="true" fo:text-indent="-0.952cm"/>
    </style:style>
    <style:style style:name="P26" style:family="paragraph">
      <style:paragraph-properties fo:margin-left="2.063cm" fo:margin-right="0cm" fo:margin-top="0.158cm" fo:margin-bottom="0cm" fo:line-height="80%" text:enable-numbering="true" fo:text-indent="-0.793cm"/>
    </style:style>
    <style:style style:name="P27" style:family="paragraph">
      <style:paragraph-properties fo:margin-left="0.952cm" fo:margin-right="0cm" fo:margin-top="0.211cm" fo:margin-bottom="0cm" text:enable-numbering="false" fo:text-indent="-0.952cm"/>
    </style:style>
    <style:style style:name="P28" style:family="paragraph">
      <style:paragraph-properties fo:margin-left="0cm" fo:margin-right="0cm" fo:text-align="center" text:enable-numbering="false" fo:text-indent="0cm"/>
    </style:style>
    <style:style style:name="P29" style:family="paragraph">
      <style:paragraph-properties fo:margin-left="0cm" fo:margin-right="0cm" fo:margin-top="0.176cm" fo:margin-bottom="0cm" text:enable-numbering="false" fo:text-indent="0cm"/>
    </style:style>
    <style:style style:name="P30" style:family="paragraph">
      <style:paragraph-properties fo:margin-left="2.063cm" fo:margin-right="0cm" fo:margin-top="0.176cm" fo:margin-bottom="0cm" fo:line-height="100%" text:enable-numbering="true" fo:text-indent="-0.793cm"/>
    </style:style>
    <style:style style:name="P31" style:family="paragraph">
      <style:paragraph-properties fo:margin-left="0.952cm" fo:margin-right="0cm" fo:margin-top="0.211cm" fo:margin-bottom="0cm" fo:line-height="100%" text:enable-numbering="true" fo:text-indent="-0.952cm"/>
    </style:style>
    <style:style style:name="P32" style:family="paragraph">
      <style:paragraph-properties fo:margin-left="0.952cm" fo:margin-right="0cm" fo:margin-top="0.158cm" fo:margin-bottom="0cm" text:enable-numbering="false" fo:text-indent="-0.952cm"/>
    </style:style>
    <style:style style:name="P33" style:family="paragraph">
      <style:paragraph-properties fo:margin-left="0.952cm" fo:margin-right="0cm" fo:margin-top="0.176cm" fo:margin-bottom="0cm" text:enable-numbering="true" fo:text-indent="-0.952cm"/>
    </style:style>
    <style:style style:name="P34" style:family="paragraph">
      <style:paragraph-properties fo:margin-left="0.952cm" fo:margin-right="0cm" fo:margin-top="0.158cm" fo:margin-bottom="0cm" fo:line-height="90%" text:enable-numbering="true" fo:text-indent="-0.952cm"/>
    </style:style>
    <style:style style:name="P35" style:family="paragraph">
      <style:paragraph-properties fo:margin-left="2.063cm" fo:margin-right="0cm" fo:margin-top="0.141cm" fo:margin-bottom="0cm" fo:line-height="90%" text:enable-numbering="true" fo:text-indent="-0.793cm"/>
    </style:style>
    <style:style style:name="P36" style:family="paragraph">
      <style:paragraph-properties fo:margin-left="3.175cm" fo:margin-right="0cm" fo:margin-top="0.141cm" fo:margin-bottom="0cm" fo:line-height="80%" text:enable-numbering="true" fo:text-indent="-0.635cm"/>
    </style:style>
    <style:style style:name="P37" style:family="paragraph">
      <style:paragraph-properties fo:margin-left="2.063cm" fo:margin-right="0cm" fo:margin-top="0.158cm" fo:margin-bottom="0cm" fo:line-height="100%" text:enable-numbering="true" fo:text-indent="-0.793cm"/>
    </style:style>
    <style:style style:name="P38" style:family="paragraph">
      <style:paragraph-properties fo:margin-left="3.175cm" fo:margin-right="0cm" fo:margin-top="0.141cm" fo:margin-bottom="0cm" text:enable-numbering="true" fo:text-indent="-0.635cm"/>
    </style:style>
    <style:style style:name="P39" style:family="paragraph">
      <style:paragraph-properties fo:margin-left="0.952cm" fo:margin-right="0cm" fo:margin-top="0.141cm" fo:margin-bottom="0cm" fo:line-height="80%" text:enable-numbering="true" fo:text-indent="-0.952cm"/>
    </style:style>
    <style:style style:name="P40" style:family="paragraph">
      <style:paragraph-properties fo:margin-left="2.063cm" fo:margin-right="0cm" fo:margin-top="0.123cm" fo:margin-bottom="0cm" fo:line-height="80%" text:enable-numbering="true" fo:text-indent="-0.793cm"/>
    </style:style>
    <style:style style:name="P41" style:family="paragraph">
      <style:paragraph-properties fo:margin-left="2.063cm" fo:margin-right="0cm" fo:margin-top="0.123cm" fo:margin-bottom="0cm" fo:line-height="80%" text:enable-numbering="false" fo:text-indent="-0.793cm"/>
    </style:style>
    <style:style style:name="P42" style:family="paragraph">
      <style:paragraph-properties fo:margin-left="4.445cm" fo:margin-right="0cm" fo:margin-top="0.123cm" fo:margin-bottom="0cm" text:enable-numbering="true" fo:text-indent="-0.635cm"/>
    </style:style>
    <style:style style:name="P4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4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45" style:family="paragraph">
      <style:paragraph-properties fo:margin-left="2.063cm" fo:margin-right="0cm" fo:margin-top="0.176cm" fo:margin-bottom="0cm" text:enable-numbering="false" fo:text-indent="-0.793cm"/>
    </style:style>
    <style:style style:name="P46" style:family="paragraph">
      <style:paragraph-properties fo:margin-left="3.175cm" fo:margin-right="0cm" fo:margin-top="0.123cm" fo:margin-bottom="0cm" fo:line-height="90%" text:enable-numbering="true" fo:text-indent="-0.635cm"/>
    </style:style>
    <style:style style:name="T1" style:family="text">
      <style:text-properties fo:color="#1e481f" fo:font-size="36pt" style:font-size-asian="36pt" style:font-size-complex="36pt"/>
    </style:style>
    <style:style style:name="T2" style:family="text">
      <style:text-properties fo:language="en" fo:country="GB"/>
    </style:style>
    <style:style style:name="T3" style:family="text">
      <style:text-properties fo:language="en" fo:country="US"/>
    </style:style>
    <style:style style:name="T4" style:family="text">
      <style:text-properties fo:font-family="'Courier New'" style:font-family-generic="modern" style:font-pitch="fixed" fo:language="en" fo:country="US"/>
    </style:style>
    <style:style style:name="T5" style:family="text">
      <style:text-properties fo:color="#669900" fo:language="en" fo:country="US" fo:font-weight="bold" style:font-weight-asian="bold" style:font-weight-complex="bold"/>
    </style:style>
    <style:style style:name="T6" style:family="text">
      <style:text-properties fo:color="#dc2300" fo:font-size="20pt" fo:language="en" fo:country="GB" fo:font-weight="bold" style:font-size-asian="20pt" style:font-weight-asian="bold" style:font-size-complex="20pt" style:font-weight-complex="bold"/>
    </style:style>
    <style:style style:name="T7" style:family="text">
      <style:text-properties fo:font-size="28pt" fo:language="en" fo:country="US" style:font-size-asian="28pt" style:font-size-complex="28pt"/>
    </style:style>
    <style:style style:name="T8" style:family="text">
      <style:text-properties fo:font-family="'Courier New'" style:font-family-generic="modern" style:font-pitch="fixed" fo:font-size="20pt" fo:language="en" fo:country="US" style:font-size-asian="20pt" style:font-size-complex="20pt"/>
    </style:style>
    <style:style style:name="T9" style:family="text">
      <style:text-properties fo:font-size="18pt" fo:language="en" fo:country="US" style:font-size-asian="18pt" style:font-size-complex="18pt"/>
    </style:style>
    <style:style style:name="T10" style:family="text">
      <style:text-properties fo:font-family="'Courier New'" style:font-family-generic="modern" style:font-pitch="fixed" fo:font-size="18pt" fo:language="en" fo:country="US" style:font-size-asian="18pt" style:font-size-complex="18pt"/>
    </style:style>
    <style:style style:name="T11" style:family="text">
      <style:text-properties fo:font-size="28pt" fo:language="en" fo:country="GB" style:font-size-asian="28pt" style:font-size-complex="28pt"/>
    </style:style>
    <style:style style:name="T12" style:family="text">
      <style:text-properties fo:font-family="'Courier New'" style:font-family-generic="modern" style:font-pitch="fixed" fo:font-size="28pt" fo:language="en" fo:country="GB" style:font-size-asian="28pt" style:font-size-complex="28pt"/>
    </style:style>
    <style:style style:name="T13" style:family="text">
      <style:text-properties fo:font-size="16pt" fo:language="en" fo:country="GB" style:font-size-asian="16pt" style:font-size-complex="16pt"/>
    </style:style>
    <style:style style:name="T14" style:family="text">
      <style:text-properties fo:font-family="'Courier New'" style:font-family-generic="modern" style:font-pitch="fixed" fo:font-size="18pt" fo:language="en" fo:country="GB" style:font-size-asian="18pt" style:font-size-complex="18pt"/>
    </style:style>
    <style:style style:name="T15" style:family="text">
      <style:text-properties fo:font-family="'Courier New'" style:font-family-generic="modern" style:font-pitch="fixed" fo:language="en" fo:country="GB"/>
    </style:style>
    <style:style style:name="T16" style:family="text">
      <style:text-properties fo:language="en" fo:country="GB" fo:font-weight="bold" style:font-weight-asian="bold" style:font-weight-complex="bold"/>
    </style:style>
    <style:style style:name="T17" style:family="text">
      <style:text-properties fo:font-family="Verdana" style:font-family-generic="swiss" style:font-pitch="variable" fo:language="en" fo:country="GB"/>
    </style:style>
    <style:style style:name="T18" style:family="text">
      <style:text-properties fo:font-size="20pt" fo:language="en" fo:country="GB" style:font-size-asian="20pt" style:font-size-complex="20pt"/>
    </style:style>
    <style:style style:name="T19" style:family="text">
      <style:text-properties fo:font-size="18pt" fo:language="en" fo:country="GB" style:font-size-asian="18pt" style:font-size-complex="18pt"/>
    </style:style>
    <style:style style:name="T20" style:family="text">
      <style:text-properties fo:font-family="'Lucida Console'" style:font-family-generic="modern" style:font-pitch="fixed" fo:font-size="28pt" fo:language="en" fo:country="GB" style:font-size-asian="28pt" style:font-size-complex="28pt"/>
    </style:style>
    <style:style style:name="T21" style:family="text">
      <style:text-properties fo:font-family="'Courier New'" style:font-family-generic="modern" style:font-pitch="fixed" fo:font-size="20pt" fo:language="en" fo:country="GB" style:font-size-asian="20pt" style:font-size-complex="20pt"/>
    </style:style>
    <style:style style:name="T22" style:family="text">
      <style:text-properties fo:color="#1e481f" fo:font-size="36pt" fo:language="en" fo:country="GB" style:font-size-asian="36pt" style:font-size-complex="36pt"/>
    </style:style>
    <style:style style:name="T23" style:family="text">
      <style:text-properties fo:font-size="24pt" fo:language="en" fo:country="GB" style:font-size-asian="24pt" style:font-size-complex="24pt"/>
    </style:style>
    <style:style style:name="T24" style:family="text">
      <style:text-properties fo:font-family="'Courier New'" style:font-family-generic="modern" style:font-pitch="fixed" fo:font-size="24pt" fo:language="en" fo:country="GB" style:font-size-asian="24pt" style:font-size-complex="24pt"/>
    </style:style>
    <style:style style:name="T25" style:family="text">
      <style:text-properties fo:color="#dc2300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family="Verdana" style:font-family-generic="swiss" style:font-pitch="variable" fo:font-size="24pt" fo:language="en" fo:country="GB" style:font-size-asian="24pt" style:font-size-complex="24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color="#669900" fo:language="en" fo:country="US"/>
    </style:style>
    <style:style style:name="T30" style:family="text">
      <style:text-properties fo:font-family="'Courier New'" style:font-family-generic="modern" style:font-pitch="fixed" fo:font-size="16pt" fo:language="en" fo:country="GB" style:font-size-asian="16pt" style:font-size-complex="16pt"/>
    </style:style>
    <style:style style:name="T31" style:family="text">
      <style:text-properties fo:font-size="14pt" fo:language="en" fo:country="GB" style:font-size-asian="14pt" style:font-size-complex="14pt"/>
    </style:style>
    <style:style style:name="T32" style:family="text">
      <style:text-properties fo:font-family="'Courier New'" style:font-family-generic="modern" style:font-pitch="fixed" fo:font-size="14pt" fo:language="en" fo:country="GB" style:font-size-asian="14pt" style:font-size-complex="14pt"/>
    </style:style>
    <style:style style:name="T33" style:family="text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T34" style:family="text">
      <style:text-properties style:text-position="30% 58%" fo:font-size="16pt" fo:language="en" fo:country="GB" style:font-size-asian="16pt" style:font-size-complex="16pt"/>
    </style:style>
    <style:style style:name="T35" style:family="text">
      <style:text-properties fo:color="#669900" fo:font-family="'Lucida Console'" style:font-family-generic="modern" style:font-pitch="fixed" fo:font-size="60pt" fo:language="en" fo:country="US" style:font-size-asian="60pt" style:font-size-complex="60pt"/>
    </style:style>
    <style:style style:name="T36" style:family="text">
      <style:text-properties fo:color="#000000" fo:language="en" fo:country="GB"/>
    </style:style>
    <style:style style:name="T37" style:family="text">
      <style:text-properties fo:color="#669900" fo:font-size="24pt" fo:language="en" fo:country="GB" fo:font-weight="bold" style:font-size-asian="24pt" style:font-weight-asian="bold" style:font-size-complex="24pt" style:font-weight-complex="bold"/>
    </style:style>
    <style:style style:name="T38" style:family="text">
      <style:text-properties fo:color="#e4ce00" fo:language="en" fo:country="US" fo:font-weight="bold" style:font-weight-asian="bold" style:font-weight-complex="bold"/>
    </style:style>
    <style:style style:name="T39" style:family="text">
      <style:text-properties fo:font-family="Wingdings" style:font-pitch="variable" style:font-charset="x-symbol" fo:font-size="18pt" fo:language="en" fo:country="GB" style:font-size-asian="18pt" style:font-size-complex="18pt"/>
    </style:style>
    <style:style style:name="T40" style:family="text">
      <style:text-properties fo:font-size="16pt" fo:language="en" fo:country="US" style:font-size-asian="16pt" style:font-size-complex="16pt"/>
    </style:style>
    <style:style style:name="T41" style:family="text">
      <style:text-properties fo:font-family="'Courier New'" style:font-family-generic="modern" style:font-pitch="fixed" fo:font-size="16pt" fo:language="en" fo:country="US" style:font-size-asian="16pt" style:font-size-complex="16pt"/>
    </style:style>
    <style:style style:name="T42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43" style:family="text">
      <style:text-properties fo:color="#669900" fo:language="en" fo:country="GB" fo:font-weight="bold" style:font-weight-asian="bold" style:font-weight-complex="bold"/>
    </style:style>
    <style:style style:name="T44" style:family="text">
      <style:text-properties fo:color="#009999" fo:language="en" fo:country="GB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3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Courier New'" style:font-family-generic="modern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Verdana" style:font-family-generic="swiss" style:font-pitch="variable" fo:color="#6699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cheduling and Tasks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5.714cm" presentation:class="title" presentation:user-transformed="true">
          <draw:text-box>
            <text:p text:style-name="P1"><text:span text:style-name="T1">Scheduling and Tasks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p text:style-name="P3"/>
            <text:p text:style-name="P3"/>
            <text:p text:style-name="P3">Spring scheduling and task execution abstractions</text:p>
          </draw:text-box>
        </draw:frame>
        <presentation:notes draw:style-name="dp2">
          <draw:page-thumbnail draw:layer="layout" svg:width="13.335cm" svg:height="10.002cm" svg:x="3.493cm" svg:y="2.028cm" draw:page-number="1"/>
          <draw:frame presentation:style-name="pr3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Topics in this sess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8cm" svg:height="2.757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9cm" svg:height="11.223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">Introduction (2)</text:span></text:p>
              </text:list-item>
            </text:list>
            <text:list text:style-name="L3">
              <text:list-item>
                <text:p text:style-name="P6"><text:span text:style-name="T2">TaskExecutor abstraction (13) </text:span></text:p>
              </text:list-item>
            </text:list>
            <text:list text:style-name="L3">
              <text:list-item>
                <text:p text:style-name="P6"><text:span text:style-name="T2">Scheduling Framework overview (20)</text:span></text:p>
              </text:list-item>
            </text:list>
            <text:list text:style-name="L3">
              <text:list-item>
                <text:p text:style-name="P6"><text:span text:style-name="T2">CommonJ container thread management (7)</text:span></text:p>
              </text:list-item>
            </text:list>
          </draw:text-box>
        </draw:frame>
        <presentation:notes draw:style-name="dp2">
          <draw:page-thumbnail draw:layer="layout" svg:width="13.335cm" svg:height="10.002cm" svg:x="3.493cm" svg:y="2.028cm" draw:page-number="2"/>
          <draw:frame presentation:style-name="pr6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The TaskExecutor Interface" draw:style-name="dp3" draw:master-page-name="Default" presentation:presentation-page-layout-name="AL2T1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3">The </text:span><text:span text:style-name="T4">TaskExecutor</text:span><text:span text:style-name="T3"> Interface</text:span></text:p>
          </draw:text-box>
        </draw:frame>
        <draw:custom-shape draw:style-name="gr1" draw:text-style-name="P10" draw:layer="layout" svg:width="18.984cm" svg:height="2.955cm" svg:x="3.298cm" svg:y="4.926cm">
          <text:p text:style-name="P8"><text:span text:style-name="T3">public interface TaskExecutor {</text:span></text:p>
          <text:p text:style-name="P8"><text:span text:style-name="T3"/></text:p>
          <text:p text:style-name="P9"><text:span text:style-name="T3"><text:tab/></text:span><text:span text:style-name="T3"><text:tab/></text:span><text:span text:style-name="T3">void execute(</text:span><text:span text:style-name="T5">Runnable task</text:span><text:span text:style-name="T3">);</text:span></text:p>
          <text:p text:style-name="P8"><text:span text:style-name="T3">}</text:span></text:p>
          <draw:enhanced-geometry svg:viewBox="0 0 21600 21600" draw:type="mso-spt202" draw:enhanced-path="M 0 0 L 21600 0 21600 21600 0 21600 0 0 Z N"/>
        </draw:custom-shape>
        <draw:line draw:style-name="gr2" draw:text-style-name="P11" draw:layer="layout" svg:x1="12.92cm" svg:y1="11.355cm" svg:x2="11.412cm" svg:y2="7.347cm">
          <text:p text:style-name="P4"/>
        </draw:line>
        <draw:custom-shape draw:style-name="gr3" draw:text-style-name="P10" draw:layer="layout" svg:width="8.753cm" svg:height="1.048cm" svg:x="11.693cm" svg:y="11.254cm">
          <text:p text:style-name="P8"><text:span text:style-name="T6">Standard Java Runnabl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9cm" svg:height="10.006cm" svg:x="3.493cm" svg:y="2.002cm" draw:page-number="3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Options for Task Execution (1)" draw:style-name="dp3" draw:master-page-name="Default" presentation:presentation-page-layout-name="AL2T1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7">Options for Task Execution (1)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12"><text:span text:style-name="T4">SyncTaskExecutor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3">Simple, synchronous execution</text:span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4">SimpleAsyncTaskExecutor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3">Simple, asynchronous executi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3">Support throttling execution requests</text:span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4">ThreadPoolTaskExecutor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3">Use the Java 5 </text:span><text:span text:style-name="T4">ThreadPoolExecutor</text:span><text:span text:style-name="T3"> for scheduli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3">Highly configurabl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3">Thread pool siz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3">Rejection callback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4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Options for Task Execution (2)" draw:style-name="dp3" draw:master-page-name="Default" presentation:presentation-page-layout-name="AL2T1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7">Options for Task Execution (2)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15"><text:span text:style-name="T8">ConcurrentTaskExecutor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9">Uses a Java 5 Executor for scheduli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9">Prefer the </text:span><text:span text:style-name="T10">ThreadPoolTaskExecutor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8">TimerTaskExecutor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9">Uses the JDK Tim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9">Supports a basic delay before scheduling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8">WorkManagerTaskExecutor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9">Uses the CommonJ WorkManag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9">Accessed from JNDI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9">Full Application Server suppor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9">More on this la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5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Configuring Simple TaskExecutors" draw:style-name="dp3" draw:master-page-name="Default" presentation:presentation-page-layout-name="AL2T1">
        <draw:frame presentation:style-name="pr10" draw:text-style-name="P2" draw:layer="layout" svg:width="22.397cm" svg:height="3.172cm" svg:x="0.497cm" svg:y="-0.001cm" presentation:class="title" presentation:user-transformed="true">
          <draw:text-box>
            <text:p text:style-name="P8"><text:span text:style-name="T11">Configuring Simple </text:span><text:span text:style-name="T12">TaskExecutors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17"><text:span text:style-name="T8">SyncTaskExecutor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9">No configuration options – its synchronous!</text:span></text:p>
                  </text:list-item>
                </text:list>
              </text:list-item>
            </text:list>
            <text:list text:style-name="L5">
              <text:list-item>
                <text:p text:style-name="P17"><text:span text:style-name="T8">SimpleAsyncTaskExecutor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0">concurrencyLimi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3">The number of concurrent threads to allow (optional)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14">threadNamePrefix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3">Add a prefix to the name of the created thread (optional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7"><text:span text:style-name="T8">TimerTaskExecutor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0">tim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3">The Timer instance to use (optional)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14">dela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3">The delay, in millis, before starting the task (optional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6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Understanding ThreadPoolTaskExecutor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11">Understanding </text:span><text:span text:style-name="T12">ThreadPoolTaskExecutor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6">
              <text:list-item>
                <text:p text:style-name="P20"><text:span text:style-name="T2">Backed by JDK 5.0 </text:span><text:span text:style-name="T15">ThreadPoolExecutor</text:span></text:p>
              </text:list-item>
            </text:list>
            <text:list text:style-name="L6">
              <text:list-item>
                <text:p text:style-name="P20"><text:span text:style-name="T2">Provides full pooling and queuing support</text:span></text:p>
              </text:list-item>
            </text:list>
            <text:list text:style-name="L6">
              <text:list-item>
                <text:p text:style-name="P20"><text:span text:style-name="T2">Notification of rejected errors</text:span></text:p>
              </text:list-item>
            </text:list>
            <text:list text:style-name="L6">
              <text:list-item>
                <text:p text:style-name="P20"><text:span text:style-name="T2">Allows for customized thread creation</text:span></text:p>
              </text:list-item>
            </text:list>
            <text:list text:style-name="L6">
              <text:list-item>
                <text:p text:style-name="P20"><text:span text:style-name="T2">Extremely configurable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Pool siz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Queue capacit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Rejection behavio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7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ThreadPoolExecutor Concepts" draw:style-name="dp3" draw:master-page-name="Default" presentation:presentation-page-layout-name="AL2T1">
        <draw:frame presentation:style-name="pr7" draw:text-style-name="P2" draw:layer="layout" svg:width="17.476cm" svg:height="3.107cm" svg:x="0.957cm" svg:y="0.048cm" presentation:class="title" presentation:user-transformed="true">
          <draw:text-box>
            <text:p text:style-name="P5"><text:span text:style-name="T15">ThreadPoolExecutor</text:span><text:span text:style-name="T2"> Concepts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6">
              <text:list-item>
                <text:p text:style-name="P20"><text:span text:style-name="T2">The thread pool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Configurable maximum and core siz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Threads are </text:span><text:span text:style-name="T16">not</text:span><text:span text:style-name="T2"> prestarted by default</text:span></text:p>
                  </text:list-item>
                </text:list>
              </text:list-item>
            </text:list>
            <text:list text:style-name="L6">
              <text:list-item>
                <text:p text:style-name="P20"><text:span text:style-name="T2">Customisable </text:span><text:span text:style-name="T15">Thread</text:span><text:span text:style-name="T2"> creation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Using a </text:span><text:span text:style-name="T15">ThreadFactory</text:span><text:span text:style-name="T2"> implementation</text:span></text:p>
                  </text:list-item>
                </text:list>
              </text:list-item>
            </text:list>
            <text:list text:style-name="L6">
              <text:list-item>
                <text:p text:style-name="P20"><text:span text:style-name="T2">Provides queuing capabilities for controlling how jobs are passed to the pool</text:span></text:p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8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Thread Creation Policy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17">Thread Creation Policy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6">
              <text:list-item>
                <text:p text:id="id1" text:style-name="P20"><text:span text:style-name="T2">Thread count &lt; core pool size</text:span></text:p>
              </text:list-item>
            </text:list>
            <text:list text:style-name="L6">
              <text:list-item>
                <text:list>
                  <text:list-item>
                    <text:p text:id="id2" text:style-name="P21"><text:span text:style-name="T2">Create a thread</text:span></text:p>
                  </text:list-item>
                </text:list>
              </text:list-item>
            </text:list>
            <text:list text:style-name="L6">
              <text:list-item>
                <text:p text:id="id3" text:style-name="P20"><text:span text:style-name="T2">Thread count &gt;= core pool size</text:span></text:p>
              </text:list-item>
            </text:list>
            <text:list text:style-name="L6">
              <text:list-item>
                <text:list>
                  <text:list-item>
                    <text:p text:id="id4" text:style-name="P21"><text:span text:style-name="T2">Favour queui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id="id5" text:style-name="P21"><text:span text:style-name="T2">Task served by existing thread</text:span></text:p>
                  </text:list-item>
                </text:list>
              </text:list-item>
            </text:list>
            <text:list text:style-name="L6">
              <text:list-item>
                <text:p text:id="id6" text:style-name="P20"><text:span text:style-name="T2">Cannot queue?</text:span></text:p>
              </text:list-item>
            </text:list>
            <text:list text:style-name="L6">
              <text:list-item>
                <text:list>
                  <text:list-item>
                    <text:p text:id="id7" text:style-name="P21"><text:span text:style-name="T2">Create new thread if thread count &lt; max pool siz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id="id8" text:style-name="P21"><text:span text:style-name="T2">Else – reject task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layer="layout" svg:width="13.339cm" svg:height="10.006cm" svg:x="3.493cm" svg:y="2.002cm" draw:page-number="9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Understanding Queuing (1)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2">Understanding Queuing (1)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6">
              <text:list-item>
                <text:p text:style-name="P20"><text:span text:style-name="T2">Three different strategies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Direct handoff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2"><text:span text:style-name="T15">SynchronousQueu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2">Configurable in </text:span><text:span text:style-name="T15">ThreadPoolTaskExecuto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Unbounded queu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2">Unbounded </text:span><text:span text:style-name="T15">LinkedBlockingQueu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2">Configurable in </text:span><text:span text:style-name="T15">ThreadPoolTaskExecuto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Bounded queu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2">Bounded </text:span><text:span text:style-name="T15">LinkedBlockingQueu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2">Configurable in </text:span><text:span text:style-name="T15">ThreadPoolTaskExecutor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10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Understanding Queuing (2)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2">Understanding Queuing (2)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6">
              <text:list-item>
                <text:p text:style-name="P25"><text:span text:style-name="T18">Direct handoff</text:span></text:p>
              </text:list-item>
            </text:list>
            <text:list text:style-name="L6">
              <text:list-item>
                <text:list>
                  <text:list-item>
                    <text:p text:style-name="P26"><text:span text:style-name="T19">Tasks are passed directly to threads in the poo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6"><text:span text:style-name="T19">Can lead to exhaustion of the poo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6"><text:span text:style-name="T19">Usually used with unbound max pool size</text:span></text:p>
                  </text:list-item>
                </text:list>
              </text:list-item>
            </text:list>
            <text:list text:style-name="L6">
              <text:list-item>
                <text:p text:style-name="P25"><text:span text:style-name="T18">Unbounded queues</text:span></text:p>
              </text:list-item>
            </text:list>
            <text:list text:style-name="L6">
              <text:list-item>
                <text:list>
                  <text:list-item>
                    <text:p text:style-name="P26"><text:span text:style-name="T19">Tasks are always queued when busy thread count = core pool siz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6"><text:span text:style-name="T19">Max pool size has not relevanc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6"><text:span text:style-name="T19">Ensures smooth level of throughpu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6"><text:span text:style-name="T19">Danger of unbounded queue growth</text:span></text:p>
                  </text:list-item>
                </text:list>
              </text:list-item>
            </text:list>
            <text:list text:style-name="L6">
              <text:list-item>
                <text:p text:style-name="P25"><text:span text:style-name="T18">Bounded queues</text:span></text:p>
              </text:list-item>
            </text:list>
            <text:list text:style-name="L6">
              <text:list-item>
                <text:list>
                  <text:list-item>
                    <text:p text:style-name="P26"><text:span text:style-name="T19">More difficult to tune than unbounded queu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6"><text:span text:style-name="T19">Can help prevent reckless queue growt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11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Handling Rejected Tasks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2">Handling Rejected Tasks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6">
              <text:list-item>
                <text:p text:style-name="P20"><text:span text:style-name="T2">Configure a </text:span><text:span text:style-name="T15">RejectedExecutionHander</text:span><text:span text:style-name="T2">:</text:span></text:p>
              </text:list-item>
            </text:list>
          </draw:text-box>
        </draw:frame>
        <draw:custom-shape draw:style-name="gr1" draw:text-style-name="P10" draw:layer="layout" svg:width="19.985cm" svg:height="3.616cm" svg:x="2.297cm" svg:y="6.526cm">
          <text:p text:style-name="P8"><text:span text:style-name="T3">public interface RejectedExecutionHandler {</text:span></text:p>
          <text:p text:style-name="P8"><text:span text:style-name="T3"/></text:p>
          <text:p text:style-name="P8"><text:span text:style-name="T3">void rejectedExecution(Runnable r, ThreadPoolExecutor executor);</text:span></text:p>
          <text:p text:style-name="P8"><text:span text:style-name="T3"/></text:p>
          <text:p text:style-name="P8"><text:span text:style-name="T3">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9cm" svg:height="10.006cm" svg:x="3.493cm" svg:y="2.002cm" draw:page-number="12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Customising Thread Creation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2">Customising Thread Creation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6">
              <text:list-item>
                <text:p text:style-name="P20"><text:span text:style-name="T2">Configure a custom </text:span><text:span text:style-name="T15">ThreadFactory</text:span><text:span text:style-name="T2">:</text:span></text:p>
              </text:list-item>
            </text:list>
            <text:list text:style-name="L6">
              <text:list-item>
                <text:p text:style-name="P27"><text:span text:style-name="T2"/></text:p>
              </text:list-item>
            </text:list>
          </draw:text-box>
        </draw:frame>
        <draw:custom-shape draw:style-name="gr1" draw:text-style-name="P10" draw:layer="layout" svg:width="19.985cm" svg:height="3.616cm" svg:x="2.297cm" svg:y="6.526cm">
          <text:p text:style-name="P8"><text:span text:style-name="T3">public interface ThreadFactory {</text:span></text:p>
          <text:p text:style-name="P8"><text:span text:style-name="T3"/></text:p>
          <text:p text:style-name="P8"><text:span text:style-name="T3"><text:s text:c="3"/></text:span><text:span text:style-name="T3">Thread newThread(Runnable r);</text:span></text:p>
          <text:p text:style-name="P8"><text:span text:style-name="T3"/></text:p>
          <text:p text:style-name="P8"><text:span text:style-name="T3">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9cm" svg:height="10.006cm" svg:x="3.493cm" svg:y="2.002cm" draw:page-number="13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Configuring ThreadPoolTaskExecutor (1)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11">Configuring </text:span><text:span text:style-name="T12">ThreadPoolTaskExecutor </text:span><text:span text:style-name="T20">(1)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12"><text:span text:style-name="T15">corePoolSize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2">Specify the core pool size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2">Default is 1</text:span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15">maxPoolSize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2">Specify the max pool siz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2">Default is </text:span><text:span text:style-name="T15">Integer.MAX_VALUE</text:span><text:span text:style-name="T2"> (unbounded)</text:span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15">keepAliveSeconds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2">Specifies how long a </text:span><text:span text:style-name="T15">Thread</text:span><text:span text:style-name="T2"> (count &gt; core pool size) are kept aliv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2">Default is 6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14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11">Configuring </text:span><text:span text:style-name="T12">ThreadPoolTaskExecutor </text:span><text:span text:style-name="T20">(1)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15"><text:span text:style-name="T21">queueCapacity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9">Specifies the capacity of the queu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19">Defaults to </text:span><text:span text:style-name="T14">Integer.MAX_VALUE</text:span><text:span text:style-name="T19"> for unbounde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19">Set to &gt;0 for bounded queu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19">Set to 0 for a direct handoff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21">rejectedExecutionHandler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9">Specify the </text:span><text:span text:style-name="T14">RejectedExecutionHandler</text:span><text:span text:style-name="T19"> to use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21">threadFactory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9">Specify the </text:span><text:span text:style-name="T14">ThreadFactory</text:span><text:span text:style-name="T19"> to us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19">Defaults to </text:span><text:span text:style-name="T14">Executors.defaultThreadFactory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15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Demo" draw:style-name="dp3" draw:master-page-name="Title1" presentation:presentation-page-layout-name="AL1T0"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28"><text:span text:style-name="T22">Demo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p text:style-name="P29"><text:span text:style-name="T2"/></text:p>
            <text:p text:style-name="P29"><text:span text:style-name="T2"/></text:p>
            <text:p text:style-name="P29"><text:span text:style-name="T2">test.task.FibonacciLauncherTest</text:span></text:p>
          </draw:text-box>
        </draw:frame>
        <presentation:notes draw:style-name="dp2">
          <draw:page-thumbnail draw:layer="layout" svg:width="46.594cm" svg:height="34.947cm" svg:x="-23.297cm" svg:y="-15.447cm" draw:page-number="16"/>
          <draw:frame presentation:style-name="pr11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Introducing CommonJ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3">Introducing CommonJ</text:span></text:p>
          </draw:text-box>
        </draw:frame>
        <draw:frame presentation:style-name="pr12" draw:text-style-name="P7" draw:layer="layout" svg:width="21.586cm" svg:height="11.426cm" svg:x="1.905cm" svg:y="4.722cm" presentation:class="outline" presentation:user-transformed="true">
          <draw:text-box>
            <text:list text:style-name="L6">
              <text:list-item>
                <text:p text:style-name="P20"><text:span text:style-name="T2">Thread management for appserver container (c.f. EJB2)</text:span></text:p>
              </text:list-item>
            </text:list>
            <text:list text:style-name="L6">
              <text:list-item>
                <text:p text:style-name="P20"><text:span text:style-name="T2">Standardised API sets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Created by IBM and BEA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Submitted to JCP</text:span></text:p>
                  </text:list-item>
                </text:list>
              </text:list-item>
            </text:list>
            <text:list text:style-name="L6">
              <text:list-item>
                <text:p text:style-name="P20"><text:span text:style-name="T2">Covers many areas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Service Data Objects (SDO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0"><text:span text:style-name="T15">WorkManager</text:span><text:span text:style-name="T2"> and </text:span><text:span text:style-name="T15">TimerManager</text:span></text:p>
                  </text:list-item>
                </text:list>
              </text:list-item>
            </text:list>
            <text:list text:style-name="L5">
              <text:list-item>
                <text:p text:style-name="P31"><text:span text:style-name="T15">WorkManager</text:span><text:span text:style-name="T2"> is available in both WebLogic Server 9 and WebSphere 6</text:span></text:p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17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CommonJ and Spring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2">CommonJ and Spring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6">
              <text:list-item>
                <text:p text:style-name="P20"><text:span text:style-name="T2">Task Execution with </text:span><text:span text:style-name="T15">WorkManager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Lookup </text:span><text:span text:style-name="T15">WorkManager</text:span><text:span text:style-name="T2"> from JNDI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Use </text:span><text:span text:style-name="T15">WorkManagerTaskExecuto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2">Supports JNDI lookup internally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0"><text:span text:style-name="T2">Scheduling with </text:span><text:span text:style-name="T15">TimerManager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Lookup </text:span><text:span text:style-name="T15">TimerManager</text:span><text:span text:style-name="T2"> from JNDI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Use </text:span><text:span text:style-name="T15">TimerManagerFactoryBea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2">Support JNDI lookup internally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2">Configure instances of </text:span><text:span text:style-name="T15">ScheduledTimerListener</text:span><text:span text:style-name="T2"> to describe job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18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Configuring WorkManagerExecutor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23">Configuring </text:span><text:span text:style-name="T24">WorkManagerExecutor</text:span></text:p>
          </draw:text-box>
        </draw:frame>
        <draw:custom-shape draw:style-name="gr1" draw:text-style-name="P10" draw:layer="layout" svg:width="19.984cm" svg:height="4.277cm" svg:x="1.901cm" svg:y="4.723cm">
          <text:p text:style-name="P8"><text:span text:style-name="T3">&lt;bean id="taskExecutor" class="...WorkManagerTaskExecutor"&gt;</text:span></text:p>
          <text:p text:style-name="P8"><text:span text:style-name="T3"><text:s text:c="2"/></text:span><text:span text:style-name="T5">&lt;property name="workManagerName" </text:span></text:p>
          <text:p text:style-name="P8"><text:span text:style-name="T5"><text:s text:c="12"/></text:span><text:span text:style-name="T5">value="wm/DvdCentralWorkManager"/&gt;</text:span></text:p>
          <text:p text:style-name="P8"><text:span text:style-name="T5"><text:s text:c="2"/></text:span><text:span text:style-name="T5">&lt;property name="resourceRef" </text:span></text:p>
          <text:p text:style-name="P8"><text:span text:style-name="T5"><text:s text:c="12"/></text:span><text:span text:style-name="T5">value="true"/&gt;</text:span></text:p>
          <text:p text:style-name="P8"><text:span text:style-name="T3">&lt;/bean&gt;</text:span></text:p>
          <draw:enhanced-geometry svg:viewBox="0 0 21600 21600" draw:type="mso-spt202" draw:enhanced-path="M 0 0 L 21600 0 21600 21600 0 21600 0 0 Z N"/>
        </draw:custom-shape>
        <draw:line draw:style-name="gr2" draw:text-style-name="P11" draw:layer="layout" svg:x1="12.92cm" svg:y1="12.02cm" svg:x2="13.701cm" svg:y2="7.121cm">
          <text:p text:style-name="P4"/>
        </draw:line>
        <draw:custom-shape draw:style-name="gr3" draw:text-style-name="P10" draw:layer="layout" svg:width="8.435cm" svg:height="1.048cm" svg:x="11.691cm" svg:y="11.919cm">
          <text:p text:style-name="P8"><text:span text:style-name="T25">JNDI name for manager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9cm" svg:height="10.006cm" svg:x="3.493cm" svg:y="2.002cm" draw:page-number="19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Configuring WorkManagerExecutor (2)" draw:style-name="dp3" draw:master-page-name="Default" presentation:presentation-page-layout-name="AL2T1">
        <draw:frame presentation:style-name="pr10" draw:text-style-name="P2" draw:layer="layout" svg:width="22.397cm" svg:height="3.172cm" svg:x="0.696cm" svg:y="-0.001cm" presentation:class="title" presentation:user-transformed="true">
          <draw:text-box>
            <text:p text:style-name="P8"><text:span text:style-name="T23">Configuring </text:span><text:span text:style-name="T24">WorkManagerExecutor</text:span><text:span text:style-name="T26"> (2)</text:span></text:p>
          </draw:text-box>
        </draw:frame>
        <draw:frame presentation:style-name="pr9" draw:text-style-name="P7" draw:layer="layout" svg:width="21.855cm" svg:height="11.641cm" svg:x="1.745cm" svg:y="4.657cm" presentation:class="outline" presentation:user-transformed="true">
          <draw:text-box>
            <text:list text:style-name="L5">
              <text:list-item>
                <text:p text:style-name="P15"><text:span text:style-name="T21">workManager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9">Specify the </text:span><text:span text:style-name="T14">WorkManager</text:span><text:span text:style-name="T19"> instance to use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21">workManagerName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9">Specify the JNDI name of the </text:span><text:span text:style-name="T14">WorkManag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19">Automatic JNDI lookup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21">jndiEnvironment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9">Specify the JNDI environment properties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21">resourceRef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9">Is the JNDI name a resource reference?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21">jndiTemplate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9">The </text:span><text:span text:style-name="T14">JndiTemplate</text:span><text:span text:style-name="T19"> instance to use for lookups</text:span></text:p>
                  </text:list-item>
                </text:list>
              </text:list-item>
            </text:list>
            <text:list text:style-name="L6">
              <text:list-item>
                <text:p text:style-name="P32"><text:span text:style-name="T19"/></text:p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20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Scheduling Concepts (1)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3">Scheduling Concepts (1)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6">
              <text:list-item>
                <text:p text:style-name="P33"><text:span text:style-name="T27">Jobs/Task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28">The unit of work to perform within the configured schedule</text:span></text:p>
                  </text:list-item>
                </text:list>
              </text:list-item>
            </text:list>
            <text:list text:style-name="L6">
              <text:list-item>
                <text:p text:style-name="P33"><text:span text:style-name="T27">Schedule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28">The details governing the execution of the job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28">May be a simple start time and time period or a more complex expression such as 'every Monday at 10:00am'</text:span></text:p>
                  </text:list-item>
                </text:list>
              </text:list-item>
            </text:list>
            <text:list text:style-name="L6">
              <text:list-item>
                <text:p text:style-name="P33"><text:span text:style-name="T27">Initial delay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28">The initial delay before the commencement of the first exe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21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Scheduling Concepts (2)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3">Scheduling Concepts (2)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6">
              <text:list-item>
                <text:p text:style-name="P34"><text:span text:style-name="T19">Period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13">The period between subsequent executions of a job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5"><text:span text:style-name="T13">Exact semantics are governed by the fixed rate/delay option</text:span></text:p>
                  </text:list-item>
                </text:list>
              </text:list-item>
            </text:list>
            <text:list text:style-name="L6">
              <text:list-item>
                <text:p text:style-name="P34"><text:span text:style-name="T19">Fixed Rate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13">Indicates that period is rate at which jobs execute (i.e every 5 minutes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5"><text:span text:style-name="T13">May get executions in rapid succession if delays occu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5"><text:span text:style-name="T13">Scheduled relative to the initial execution</text:span></text:p>
                  </text:list-item>
                </text:list>
              </text:list-item>
            </text:list>
            <text:list text:style-name="L6">
              <text:list-item>
                <text:p text:style-name="P34"><text:span text:style-name="T19">Fixed Delay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13">Indicates that period is the delay between termination of execution A and commencement of execution B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5"><text:span text:style-name="T13">Scheduled relative to the execution time of the previous exe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22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Options for Scheduling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3">Options for Scheduling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25"><text:span text:style-name="T21">TimerFactoryBean</text:span></text:p>
              </text:list-item>
            </text:list>
            <text:list text:style-name="L6">
              <text:list-item>
                <text:list>
                  <text:list-item>
                    <text:p text:style-name="P26"><text:span text:style-name="T19">Uses the JDK Timer schedul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6"><text:span text:style-name="T19">Fixed rate/delay scheduling</text:span></text:p>
                  </text:list-item>
                </text:list>
              </text:list-item>
            </text:list>
            <text:list text:style-name="L5">
              <text:list-item>
                <text:p text:style-name="P25"><text:span text:style-name="T21">ScheduledExecutorFactoryBean</text:span></text:p>
              </text:list-item>
            </text:list>
            <text:list text:style-name="L6">
              <text:list-item>
                <text:list>
                  <text:list-item>
                    <text:p text:style-name="P26"><text:span text:style-name="T19">Uses the Java 5.0 </text:span><text:span text:style-name="T14">ScheduledExecutorServic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6"><text:span text:style-name="T19">Fixed rate/delay scheduling</text:span></text:p>
                  </text:list-item>
                </text:list>
              </text:list-item>
            </text:list>
            <text:list text:style-name="L5">
              <text:list-item>
                <text:p text:style-name="P25"><text:span text:style-name="T21">SchedulerFactoryBean</text:span></text:p>
              </text:list-item>
            </text:list>
            <text:list text:style-name="L6">
              <text:list-item>
                <text:list>
                  <text:list-item>
                    <text:p text:style-name="P26"><text:span text:style-name="T19">Uses a Quartz schedul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6"><text:span text:style-name="T19">Extremely flexible scheduling suppor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6"><text:span text:style-name="T13">Use cron expression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25"><text:span text:style-name="T21">TimerManagerFactoryBean</text:span></text:p>
              </text:list-item>
            </text:list>
            <text:list text:style-name="L6">
              <text:list-item>
                <text:list>
                  <text:list-item>
                    <text:p text:style-name="P26"><text:span text:style-name="T19">Uses a CommonJ TimerManag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6"><text:span text:style-name="T19">Full ApplicationServer suppor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6"><text:span text:style-name="T19">Fixed rate/delay schedu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23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Scheduling with JDK Timer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3">Scheduling with JDK Timer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6">
              <text:list-item>
                <text:p text:style-name="P20"><text:span text:style-name="T2">Configure an instance of </text:span><text:span text:style-name="T15">TimerFactoryBean</text:span></text:p>
              </text:list-item>
            </text:list>
            <text:list text:style-name="L6">
              <text:list-item>
                <text:p text:style-name="P20"><text:span text:style-name="T2">Associate instances of </text:span><text:span text:style-name="T15">ScheduledTimerTask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Wrap the logic to invoke in a </text:span><text:span text:style-name="T15">Runnable</text:span><text:span text:style-name="T2"> or </text:span><text:span text:style-name="T15">TimerTask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Defines the execution detail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Consider using </text:span><text:span text:style-name="T15">MethodInvokingRunnable</text:span><text:span text:style-name="T2"> to automatically delegate to a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24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Configuring TimerFactoryBean (1)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23">Configuring </text:span><text:span text:style-name="T24">TimerFactoryBean</text:span><text:span text:style-name="T26"> (1)</text:span></text:p>
          </draw:text-box>
        </draw:frame>
        <draw:custom-shape draw:style-name="gr1" draw:text-style-name="P10" draw:layer="layout" svg:width="19.985cm" svg:height="8.243cm" svg:x="2.099cm" svg:y="4.326cm">
          <text:p text:style-name="P8"><text:span text:style-name="T3">&lt;bean id="timerScheduler" class="...TimerFactoryBean"&gt;</text:span></text:p>
          <text:p text:style-name="P8"><text:span text:style-name="T3"><text:s text:c="2"/></text:span><text:span text:style-name="T3">&lt;property name="scheduledTimerTasks"&gt;</text:span></text:p>
          <text:p text:style-name="P8"><text:span text:style-name="T3"><text:s text:c="4"/></text:span><text:span text:style-name="T3">&lt;list&gt;</text:span></text:p>
          <text:p text:style-name="P8"><text:span text:style-name="T3"><text:s text:c="6"/></text:span><text:span text:style-name="T29">&lt;bean class="...ScheduledTimerTask"&gt;</text:span></text:p>
          <text:p text:style-name="P8"><text:span text:style-name="T29"><text:s text:c="8"/></text:span><text:span text:style-name="T29">&lt;property name="delay" value="1"/&gt;</text:span></text:p>
          <text:p text:style-name="P8"><text:span text:style-name="T29"><text:s text:c="8"/></text:span><text:span text:style-name="T29">&lt;property name="fixedRate" value="false"/&gt;</text:span></text:p>
          <text:p text:style-name="P8"><text:span text:style-name="T29"><text:s text:c="8"/></text:span><text:span text:style-name="T29">&lt;property name="period" value="5000"/&gt;</text:span></text:p>
          <text:p text:style-name="P8"><text:span text:style-name="T29"><text:s text:c="8"/></text:span><text:span text:style-name="T29">&lt;property name="runnable" ref="stockPriceTask"/&gt;</text:span></text:p>
          <text:p text:style-name="P8"><text:span text:style-name="T29"><text:s text:c="6"/></text:span><text:span text:style-name="T29">&lt;/bean&gt;</text:span></text:p>
          <text:p text:style-name="P8"><text:span text:style-name="T3"><text:s text:c="4"/></text:span><text:span text:style-name="T3">&lt;/list&gt;</text:span></text:p>
          <text:p text:style-name="P8"><text:span text:style-name="T3"><text:s text:c="2"/></text:span><text:span text:style-name="T3">&lt;/property&gt;</text:span></text:p>
          <text:p text:style-name="P8"><text:span text:style-name="T3">&lt;/bean&gt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9cm" svg:height="10.006cm" svg:x="3.493cm" svg:y="2.002cm" draw:page-number="25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Configuring TimerFactoryBean (2)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23">Configuring </text:span><text:span text:style-name="T24">TimerFactoryBean</text:span><text:span text:style-name="T26"> (2)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31"><text:span text:style-name="T15">TimerFactoryBean</text:span><text:span text:style-name="T2"> Properties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15">daem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2">Should the timer run as a daemon thread?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2">Default is </text:span><text:span text:style-name="T15">tru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0"><text:span text:style-name="T15">scheduledTimerTask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2">The list of </text:span><text:span text:style-name="T15">ScheduledTimerTask</text:span><text:span text:style-name="T2"> objects detailing the units of work and their schedu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26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Configuring TimerFactoryBean (3)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23">Configuring </text:span><text:span text:style-name="T24">TimerFactoryBean</text:span><text:span text:style-name="T26"> (3)</text:span></text:p>
          </draw:text-box>
        </draw:frame>
        <draw:frame presentation:style-name="pr9" draw:text-style-name="P7" draw:layer="layout" svg:width="21.855cm" svg:height="11.272cm" svg:x="1.745cm" svg:y="4.657cm" presentation:class="outline" presentation:user-transformed="true">
          <draw:text-box>
            <text:list text:style-name="L5">
              <text:list-item>
                <text:p text:style-name="P17"><text:span text:style-name="T21">ScheduledTimerTask</text:span><text:span text:style-name="T18"> Properties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4">dela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3">The initial delay before the first execution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14">perio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3">The period between execution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14">fixedRa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3">Indicates whether to use fixed rate (true) or fixed delay (false) executio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3">Default is fals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14">runnabl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3">Specifies the </text:span><text:span text:style-name="T30">Runnable</text:span><text:span text:style-name="T13"> to run at each executio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3">Wrapped in a </text:span><text:span text:style-name="T30">TimerTask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14">timerTask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3">Specifies the </text:span><text:span text:style-name="T30">TimerTask</text:span><text:span text:style-name="T13"> to run at each execu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27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The MethodInvokingRunnable Class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23">The </text:span><text:span text:style-name="T24">MethodInvokingRunnable</text:span><text:span text:style-name="T23"> Class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6">
              <text:list-item>
                <text:p text:style-name="P20"><text:span text:style-name="T2">Wrapper around a bean</text:span></text:p>
              </text:list-item>
            </text:list>
            <text:list text:style-name="L6">
              <text:list-item>
                <text:p text:style-name="P20"><text:span text:style-name="T2">Reflectively invokes a chosen method</text:span></text:p>
              </text:list-item>
            </text:list>
            <text:list text:style-name="L6">
              <text:list-item>
                <text:p text:style-name="P20"><text:span text:style-name="T2">Removes the need to create </text:span><text:span text:style-name="T15">Runnable</text:span><text:span text:style-name="T2"> classes for all tasks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Simply wrap your logic in a </text:span><text:span text:style-name="T15">MethodInvokingRunnable</text:span><text:span text:style-name="T2"> instance</text:span></text:p>
                  </text:list-item>
                </text:list>
              </text:list-item>
            </text:list>
            <text:list text:style-name="L6">
              <text:list-item>
                <text:p text:style-name="P20"><text:span text:style-name="T2">Can't perform any additional logic in the task</text:span></text:p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28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Scheduling with ScheduledExecutorService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11">Scheduling with </text:span><text:span text:style-name="T12">ScheduledExecutorService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6">
              <text:list-item>
                <text:p text:style-name="P20"><text:span text:style-name="T2">Configure an instance of </text:span><text:span text:style-name="T15">ScheduledExecutorFactoryBean</text:span></text:p>
              </text:list-item>
            </text:list>
            <text:list text:style-name="L6">
              <text:list-item>
                <text:p text:style-name="P20"><text:span text:style-name="T2">Associate instances of </text:span><text:span text:style-name="T15">ScheduledExecutorTask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Wrap the logic to invoke in a </text:span><text:span text:style-name="T15">Runnabl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Defines the execution detail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Consider using </text:span><text:span text:style-name="T15">MethodInvokingRunnable</text:span><text:span text:style-name="T2"> to automatically delegate to a service</text:span></text:p>
                  </text:list-item>
                </text:list>
              </text:list-item>
            </text:list>
            <text:list text:style-name="L6">
              <text:list-item>
                <text:p text:style-name="P27"><text:span text:style-name="T3"/></text:p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29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Configuring  ScheduledExecutorFactoryBean (1)" draw:style-name="dp3" draw:master-page-name="Default" presentation:presentation-page-layout-name="AL2T1">
        <draw:frame presentation:style-name="pr10" draw:text-style-name="P2" draw:layer="layout" svg:width="22.798cm" svg:height="3.172cm" svg:x="0.697cm" svg:y="-0.001cm" presentation:class="title" presentation:user-transformed="true">
          <draw:text-box>
            <text:p text:style-name="P8"><text:span text:style-name="T23">Configuring </text:span><text:span text:style-name="T23"><text:line-break/></text:span><text:span text:style-name="T24">ScheduledExecutorFactoryBean </text:span><text:span text:style-name="T26">(1)</text:span></text:p>
          </draw:text-box>
        </draw:frame>
        <draw:custom-shape draw:style-name="gr1" draw:text-style-name="P10" draw:layer="layout" svg:width="19.985cm" svg:height="9.565cm" svg:x="2.099cm" svg:y="4.524cm">
          <text:p text:style-name="P8"><text:span text:style-name="T3">&lt;bean id="executorScheduler" class="...ScheduledExecutorFactoryBean"&gt;</text:span></text:p>
          <text:p text:style-name="P8"><text:span text:style-name="T3"><text:s text:c="2"/></text:span><text:span text:style-name="T3">&lt;property name="poolSize" value="1" /&gt;</text:span></text:p>
          <text:p text:style-name="P8"><text:span text:style-name="T3"><text:s text:c="2"/></text:span><text:span text:style-name="T3">&lt;property name="scheduledExecutorTasks"&gt;</text:span></text:p>
          <text:p text:style-name="P8"><text:span text:style-name="T3"><text:s text:c="4"/></text:span><text:span text:style-name="T3">&lt;list&gt;</text:span></text:p>
          <text:p text:style-name="P8"><text:span text:style-name="T3"><text:s text:c="6"/></text:span><text:span text:style-name="T5">&lt;bean class="...ScheduledExecutorTask"&gt;</text:span></text:p>
          <text:p text:style-name="P8"><text:span text:style-name="T5"><text:s text:c="8"/></text:span><text:span text:style-name="T5">&lt;property name="delay" value="1" /&gt;</text:span></text:p>
          <text:p text:style-name="P8"><text:span text:style-name="T5"><text:s text:c="8"/></text:span><text:span text:style-name="T5">&lt;property name="fixedRate" value="false" /&gt;</text:span></text:p>
          <text:p text:style-name="P8"><text:span text:style-name="T5"><text:s text:c="8"/></text:span><text:span text:style-name="T5">&lt;property name="period" value="2000" /&gt;</text:span></text:p>
          <text:p text:style-name="P8"><text:span text:style-name="T5"><text:s text:c="8"/></text:span><text:span text:style-name="T5">&lt;property name="runnable" ref="stockPriceTask" /&gt;</text:span></text:p>
          <text:p text:style-name="P8"><text:span text:style-name="T5"><text:s text:c="6"/></text:span><text:span text:style-name="T5">&lt;/bean&gt;</text:span></text:p>
          <text:p text:style-name="P8"><text:span text:style-name="T3"><text:s text:c="4"/></text:span><text:span text:style-name="T3">&lt;/list&gt;</text:span></text:p>
          <text:p text:style-name="P8"><text:span text:style-name="T3"><text:s text:c="2"/></text:span><text:span text:style-name="T3">&lt;/property&gt;</text:span></text:p>
          <text:p text:style-name="P8"><text:span text:style-name="T3">&lt;/bean&gt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9cm" svg:height="10.006cm" svg:x="3.493cm" svg:y="2.002cm" draw:page-number="30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Configuring  ScheduledExecutorFactoryBean (2)" draw:style-name="dp3" draw:master-page-name="Default" presentation:presentation-page-layout-name="AL2T1"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31"><text:span text:style-name="T15">ScheduledExecutorFactoryBean</text:span><text:span text:style-name="T2"> Properties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15">poolSiz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2">Size of the core pool – max pool is not importan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2">Default is 1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0"><text:span text:style-name="T15">scheduledTimerTask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2">The list of </text:span><text:span text:style-name="T15">ScheduledTimerTask</text:span><text:span text:style-name="T2"> objects detailing the units of work and their schedule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7"><text:span text:style-name="T2"/></text:p>
              </text:list-item>
            </text:list>
          </draw:text-box>
        </draw:frame>
        <draw:frame presentation:style-name="pr13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23">Configuring </text:span><text:span text:style-name="T23"><text:line-break/></text:span><text:span text:style-name="T23">ScheduledExecutorFactoryBean (2)</text:span></text:p>
          </draw:text-box>
        </draw:frame>
        <presentation:notes draw:style-name="dp2">
          <draw:page-thumbnail draw:layer="layout" svg:width="13.339cm" svg:height="10.006cm" svg:x="3.493cm" svg:y="2.002cm" draw:page-number="31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Configuring  ScheduledExecutorFactoryBean (3)" draw:style-name="dp3" draw:master-page-name="Default" presentation:presentation-page-layout-name="AL2T1"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15"><text:span text:style-name="T21">ScheduledExecutorTask</text:span><text:span text:style-name="T18"> Properties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14">dela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8"><text:span text:style-name="T13">The initial delay before the first execution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7"><text:span text:style-name="T14">perio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8"><text:span text:style-name="T13">The period between execution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7"><text:span text:style-name="T14">fixedRa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8"><text:span text:style-name="T13">Indicates whether to use fixed rate (true) or fixed delay (false) executio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8"><text:span text:style-name="T13">Default is fals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7"><text:span text:style-name="T14">runnabl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8"><text:span text:style-name="T13">Specifies the </text:span><text:span text:style-name="T30">Runnable</text:span><text:span text:style-name="T13"> to run at each executio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8"><text:span text:style-name="T13">Wrapped in a </text:span><text:span text:style-name="T30">TimerTas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3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23">Configuring </text:span><text:span text:style-name="T23"><text:line-break/></text:span><text:span text:style-name="T23">ScheduledExecutorFactoryBean (3)</text:span></text:p>
          </draw:text-box>
        </draw:frame>
        <presentation:notes draw:style-name="dp2">
          <draw:page-thumbnail draw:layer="layout" svg:width="13.339cm" svg:height="10.006cm" svg:x="3.493cm" svg:y="2.002cm" draw:page-number="32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33" draw:style-name="dp3" draw:master-page-name="Title1" presentation:presentation-page-layout-name="AL1T0"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28"><text:span text:style-name="T22">Demo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p text:style-name="P29"><text:span text:style-name="T2"/></text:p>
            <text:p text:style-name="P29"><text:span text:style-name="T2"/></text:p>
            <text:p text:style-name="P29"><text:span text:style-name="T2">test.scheduling.TimerSchedulingTest</text:span></text:p>
          </draw:text-box>
        </draw:frame>
        <presentation:notes draw:style-name="dp2">
          <draw:page-thumbnail draw:layer="layout" svg:width="46.594cm" svg:height="34.947cm" svg:x="-23.297cm" svg:y="-15.447cm" draw:page-number="33"/>
          <draw:frame presentation:style-name="pr11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Introducing Quartz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2">Introducing Quartz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6">
              <text:list-item>
                <text:p text:style-name="P20"><text:span text:style-name="T2">Open-source scheduling engine from OpenSymphony</text:span></text:p>
              </text:list-item>
            </text:list>
            <text:list text:style-name="L6">
              <text:list-item>
                <text:p text:style-name="P20"><text:span text:style-name="T2">Provides highly configurable scheduling options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Cron expression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Exclusions with Calendars</text:span></text:p>
                  </text:list-item>
                </text:list>
              </text:list-item>
            </text:list>
            <text:list text:style-name="L6">
              <text:list-item>
                <text:p text:style-name="P20"><text:span text:style-name="T2">Persistence jobs</text:span></text:p>
              </text:list-item>
            </text:list>
            <text:list text:style-name="L6">
              <text:list-item>
                <text:p text:style-name="P20"><text:span text:style-name="T2">Cluster support</text:span></text:p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34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Quartz Components (1)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2">Quartz Components (1)</text:span></text:p>
          </draw:text-box>
        </draw:frame>
        <draw:frame presentation:style-name="pr14" draw:text-style-name="P7" draw:layer="layout" svg:width="21.586cm" svg:height="11.69cm" svg:x="1.905cm" svg:y="4.524cm" presentation:class="outline" presentation:user-transformed="true">
          <draw:text-box>
            <text:list text:style-name="L5">
              <text:list-item>
                <text:p text:style-name="P39"><text:span text:style-name="T30">Job</text:span></text:p>
              </text:list-item>
            </text:list>
            <text:list text:style-name="L6">
              <text:list-item>
                <text:list>
                  <text:list-item>
                    <text:p text:style-name="P40"><text:span text:style-name="T31">Represents the unit of work to perform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31">Implemented by you</text:span></text:p>
                  </text:list-item>
                </text:list>
              </text:list-item>
            </text:list>
            <text:list text:style-name="L5">
              <text:list-item>
                <text:p text:style-name="P39"><text:span text:style-name="T30">StatefulJob</text:span></text:p>
              </text:list-item>
            </text:list>
            <text:list text:style-name="L6">
              <text:list-item>
                <text:list>
                  <text:list-item>
                    <text:p text:style-name="P40"><text:span text:style-name="T31">Marker interface for </text:span><text:span text:style-name="T32">Jobs</text:span><text:span text:style-name="T31"> whose state should be maintained</text:span></text:p>
                  </text:list-item>
                </text:list>
              </text:list-item>
            </text:list>
            <text:list text:style-name="L5">
              <text:list-item>
                <text:p text:style-name="P39"><text:span text:style-name="T30">Scheduler</text:span></text:p>
              </text:list-item>
            </text:list>
            <text:list text:style-name="L6">
              <text:list-item>
                <text:list>
                  <text:list-item>
                    <text:p text:style-name="P40"><text:span text:style-name="T31">The main component in Quartz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31">Handles all the scheduling of </text:span><text:span text:style-name="T32">Jobs</text:span></text:p>
                  </text:list-item>
                </text:list>
              </text:list-item>
            </text:list>
            <text:list text:style-name="L5">
              <text:list-item>
                <text:p text:style-name="P39"><text:span text:style-name="T30">Trigger</text:span></text:p>
              </text:list-item>
            </text:list>
            <text:list text:style-name="L6">
              <text:list-item>
                <text:list>
                  <text:list-item>
                    <text:p text:style-name="P40"><text:span text:style-name="T31">Controls the frequency with which scheduled </text:span><text:span text:style-name="T32">Jobs</text:span><text:span text:style-name="T31"> are executed</text:span></text:p>
                  </text:list-item>
                </text:list>
              </text:list-item>
            </text:list>
            <text:list text:style-name="L5">
              <text:list-item>
                <text:p text:style-name="P39"><text:span text:style-name="T30">JobDetail</text:span></text:p>
              </text:list-item>
            </text:list>
            <text:list text:style-name="L6">
              <text:list-item>
                <text:list>
                  <text:list-item>
                    <text:p text:style-name="P40"><text:span text:style-name="T31">Stores a </text:span><text:span text:style-name="T32">Job</text:span><text:span text:style-name="T31"> along with any </text:span><text:span text:style-name="T32">Job</text:span><text:span text:style-name="T31"> data</text:span></text:p>
                  </text:list-item>
                </text:list>
              </text:list-item>
            </text:list>
            <text:list text:style-name="L5">
              <text:list-item>
                <text:p text:style-name="P39"><text:span text:style-name="T30">Calendar</text:span></text:p>
              </text:list-item>
            </text:list>
            <text:list text:style-name="L6">
              <text:list-item>
                <text:list>
                  <text:list-item>
                    <text:p text:style-name="P40"><text:span text:style-name="T31">Used to define inclusions/exclusions in a </text:span><text:span text:style-name="T32">Triggers</text:span><text:span text:style-name="T31"> usual schedule</text:span></text:p>
                  </text:list-item>
                </text:list>
              </text:list-item>
            </text:list>
            <text:list text:style-name="L5">
              <text:list-item>
                <text:p text:style-name="P39"><text:span text:style-name="T30">JobStore</text:span></text:p>
              </text:list-item>
            </text:list>
            <text:list text:style-name="L6">
              <text:list-item>
                <text:list>
                  <text:list-item>
                    <text:p text:style-name="P40"><text:span text:style-name="T31">Mechanism used to store </text:span><text:span text:style-name="T32">Job</text:span><text:span text:style-name="T31"> data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31">Default is </text:span><text:span text:style-name="T32">RAMJobStor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1"><text:span text:style-name="T32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35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Configuring a Scheduler in Spring" draw:style-name="dp3" draw:master-page-name="Default" presentation:presentation-page-layout-name="AL2T1">
        <draw:frame presentation:style-name="pr7" draw:text-style-name="P2" draw:layer="layout" svg:width="17.476cm" svg:height="3.005cm" svg:x="0.957cm" svg:y="0.099cm" presentation:class="title" presentation:user-transformed="true">
          <draw:text-box>
            <text:p text:style-name="P8"><text:span text:style-name="T2">Configuring a Scheduler in Spring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6">
              <text:list-item>
                <text:p text:style-name="P12"><text:span text:style-name="T2">Use </text:span><text:span text:style-name="T15">SchedulerFactoryBean</text:span></text:p>
              </text:list-item>
            </text:list>
            <text:list text:style-name="L6">
              <text:list-item>
                <text:p text:style-name="P12"><text:span text:style-name="T2">Important Properties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15">schedulerNam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2">Name of the scheduler instanc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2">Important when using multiple Scheduler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5">jobDetail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2">List of </text:span><text:span text:style-name="T15">JobDetails</text:span><text:span text:style-name="T2"> to registe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2">Referred to by </text:span><text:span text:style-name="T15">Trigger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5">trigger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2">The list of </text:span><text:span text:style-name="T15">Triggers</text:span><text:span text:style-name="T2"> used to schedule </text:span><text:span text:style-name="T15">Job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2">May include the </text:span><text:span text:style-name="T15">JobDetail</text:span><text:span text:style-name="T2"> direct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36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ersistent Jobs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2">Persistent Jobs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6">
              <text:list-item>
                <text:p text:style-name="P12"><text:span text:style-name="T2">Stores </text:span><text:span text:style-name="T15">Job</text:span><text:span text:style-name="T2"> schedule details 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2">Runtime registered </text:span><text:span text:style-name="T15">Job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5">StatefulJob</text:span><text:span text:style-name="T2"> state</text:span></text:p>
                  </text:list-item>
                </text:list>
              </text:list-item>
            </text:list>
            <text:list text:style-name="L6">
              <text:list-item>
                <text:p text:style-name="P12"><text:span text:style-name="T2">Enabling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2">Add the Quartz tables to your databas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2">Configure a </text:span><text:span text:style-name="T15">DataSource</text:span><text:span text:style-name="T2"> for that databas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2">Inject the </text:span><text:span text:style-name="T15">DataSource</text:span><text:span text:style-name="T2"> into the </text:span><text:span text:style-name="T15">SchedulerFactoryBea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2">Specify optional </text:span><text:span text:style-name="T15">PlatformTransactionManager</text:span><text:span text:style-name="T2"> to use for registering </text:span><text:span text:style-name="T15">Jobs</text:span><text:span text:style-name="T2"> and </text:span><text:span text:style-name="T15">Trigg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37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Trigger Options (1)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2">Trigger Options (1)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15"><text:span text:style-name="T21">CronTrigger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9">Provides support for Unix-style cron expression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19">Supports inclusions/exclusions with </text:span><text:span text:style-name="T14">Calendar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33">Extremely</text:span><text:span text:style-name="T19"> powerfu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19">Supports complex expressions such a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8"><text:span text:style-name="T13">Every Monday, Wednesday and Friday at 10:00am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8"><text:span text:style-name="T13">The last Monday of every month at noo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8"><text:span text:style-name="T13">The last weekday of the month at 11:30am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8"><text:span text:style-name="T13">Every 5 seconds starting at the 3</text:span><text:span text:style-name="T34">rd</text:span><text:span text:style-name="T13"> second of the minute: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2"><text:span text:style-name="T31">3 8 13 18 23 28 33 38…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38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39" draw:style-name="dp3" draw:master-page-name="Title1" presentation:presentation-page-layout-name="AL1T0"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28"><text:span text:style-name="T22">Demo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p text:style-name="P29"><text:span text:style-name="T2"/></text:p>
            <text:p text:style-name="P29"><text:span text:style-name="T2"/></text:p>
            <text:p text:style-name="P29"><text:span text:style-name="T2">test.scheduling.QuartzSchedulingTest</text:span></text:p>
          </draw:text-box>
        </draw:frame>
        <presentation:notes draw:style-name="dp2">
          <draw:page-thumbnail draw:layer="layout" svg:width="46.594cm" svg:height="34.947cm" svg:x="-23.297cm" svg:y="-15.447cm" draw:page-number="39"/>
          <draw:frame presentation:style-name="pr11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Understanding Cron Expressions" draw:style-name="dp3" draw:master-page-name="Default" presentation:presentation-page-layout-name="AL3T19">
        <draw:frame presentation:style-name="pr7" draw:text-style-name="P2" draw:layer="layout" svg:width="17.476cm" svg:height="3.005cm" svg:x="0.957cm" svg:y="0.099cm" presentation:class="title" presentation:user-transformed="true">
          <draw:text-box>
            <text:p text:style-name="P8"><text:span text:style-name="T2">Understanding Cron Expressions</text:span></text:p>
          </draw:text-box>
        </draw:frame>
        <draw:custom-shape draw:style-name="gr4" draw:text-style-name="P10" draw:layer="layout" svg:width="22.092cm" svg:height="2.657cm" svg:x="1.312cm" svg:y="3.903cm">
          <text:p text:style-name="P43"><text:span text:style-name="T35">3/5 * 20-22 * * ?</text:span></text:p>
          <draw:enhanced-geometry svg:viewBox="0 0 21600 21600" draw:type="mso-spt202" draw:enhanced-path="M 0 0 L 21600 0 21600 21600 0 21600 0 0 Z N"/>
        </draw:custom-shape>
        <draw:g draw:id="id11">
          <draw:line draw:style-name="gr5" draw:text-style-name="P11" draw:layer="layout" svg:x1="1.482cm" svg:y1="6.35cm" svg:x2="1.482cm" svg:y2="7.197cm">
            <text:p text:style-name="P4"/>
          </draw:line>
          <draw:line draw:style-name="gr5" draw:text-style-name="P11" draw:layer="layout" svg:x1="1.482cm" svg:y1="7.197cm" svg:x2="5.292cm" svg:y2="7.197cm">
            <text:p text:style-name="P4"/>
          </draw:line>
          <draw:line draw:style-name="gr5" draw:text-style-name="P11" draw:layer="layout" svg:x1="5.292cm" svg:y1="6.35cm" svg:x2="5.292cm" svg:y2="7.197cm">
            <text:p text:style-name="P4"/>
          </draw:line>
        </draw:g>
        <draw:polyline draw:style-name="gr5" draw:text-style-name="P11" draw:id="id10" draw:layer="layout" svg:width="0cm" svg:height="1.692cm" svg:x="3.334cm" svg:y="7.197cm" svg:viewBox="0 0 0 1693" draw:points="0,0 0,1693">
          <text:p text:style-name="P4"/>
        </draw:polyline>
        <draw:custom-shape draw:style-name="gr4" draw:text-style-name="P10" draw:id="id9" draw:layer="layout" svg:width="2.966cm" svg:height="0.972cm" svg:x="1.806cm" svg:y="8.89cm">
          <text:p text:style-name="P43"><text:span text:style-name="T36">Seconds</text:span></text:p>
          <draw:enhanced-geometry svg:viewBox="0 0 21600 21600" draw:type="mso-spt202" draw:enhanced-path="M 0 0 L 21600 0 21600 21600 0 21600 0 0 Z N"/>
        </draw:custom-shape>
        <draw:g draw:id="id12">
          <draw:line draw:style-name="gr5" draw:text-style-name="P11" draw:layer="layout" svg:x1="6.35cm" svg:y1="6.35cm" svg:x2="6.35cm" svg:y2="7.197cm">
            <text:p text:style-name="P4"/>
          </draw:line>
          <draw:line draw:style-name="gr5" draw:text-style-name="P11" draw:layer="layout" svg:x1="6.35cm" svg:y1="7.197cm" svg:x2="8.467cm" svg:y2="7.197cm">
            <text:p text:style-name="P4"/>
          </draw:line>
          <draw:line draw:style-name="gr5" draw:text-style-name="P11" draw:layer="layout" svg:x1="8.467cm" svg:y1="6.35cm" svg:x2="8.467cm" svg:y2="7.197cm">
            <text:p text:style-name="P4"/>
          </draw:line>
        </draw:g>
        <draw:polyline draw:style-name="gr5" draw:text-style-name="P11" draw:id="id13" draw:layer="layout" svg:width="0cm" svg:height="1.692cm" svg:x="7.408cm" svg:y="7.197cm" svg:viewBox="0 0 0 1693" draw:points="0,0 0,1693">
          <text:p text:style-name="P4"/>
        </draw:polyline>
        <draw:custom-shape draw:style-name="gr4" draw:text-style-name="P10" draw:id="id14" draw:layer="layout" svg:width="2.72cm" svg:height="0.972cm" svg:x="5.881cm" svg:y="8.89cm">
          <text:p text:style-name="P43"><text:span text:style-name="T36">Minutes</text:span></text:p>
          <draw:enhanced-geometry svg:viewBox="0 0 21600 21600" draw:type="mso-spt202" draw:enhanced-path="M 0 0 L 21600 0 21600 21600 0 21600 0 0 Z N"/>
        </draw:custom-shape>
        <draw:g draw:id="id15">
          <draw:line draw:style-name="gr5" draw:text-style-name="P11" draw:layer="layout" svg:x1="9.102cm" svg:y1="6.35cm" svg:x2="9.102cm" svg:y2="7.197cm">
            <text:p text:style-name="P4"/>
          </draw:line>
          <draw:line draw:style-name="gr5" draw:text-style-name="P11" draw:layer="layout" svg:x1="9.102cm" svg:y1="7.197cm" svg:x2="15.451cm" svg:y2="7.197cm">
            <text:p text:style-name="P4"/>
          </draw:line>
          <draw:line draw:style-name="gr5" draw:text-style-name="P11" draw:layer="layout" svg:x1="15.451cm" svg:y1="6.35cm" svg:x2="15.451cm" svg:y2="7.197cm">
            <text:p text:style-name="P4"/>
          </draw:line>
        </draw:g>
        <draw:polyline draw:style-name="gr5" draw:text-style-name="P11" draw:id="id16" draw:layer="layout" svg:width="0cm" svg:height="1.692cm" svg:x="12.356cm" svg:y="7.197cm" svg:viewBox="0 0 0 1693" draw:points="0,0 0,1693">
          <text:p text:style-name="P4"/>
        </draw:polyline>
        <draw:custom-shape draw:style-name="gr4" draw:text-style-name="P10" draw:id="id17" draw:layer="layout" svg:width="2.191cm" svg:height="0.972cm" svg:x="11.225cm" svg:y="8.89cm">
          <text:p text:style-name="P43"><text:span text:style-name="T36">Hours</text:span></text:p>
          <draw:enhanced-geometry svg:viewBox="0 0 21600 21600" draw:type="mso-spt202" draw:enhanced-path="M 0 0 L 21600 0 21600 21600 0 21600 0 0 Z N"/>
        </draw:custom-shape>
        <draw:g draw:id="id19">
          <draw:line draw:style-name="gr5" draw:text-style-name="P11" draw:layer="layout" svg:x1="16.369cm" svg:y1="6.35cm" svg:x2="16.369cm" svg:y2="7.197cm">
            <text:p text:style-name="P4"/>
          </draw:line>
          <draw:line draw:style-name="gr5" draw:text-style-name="P11" draw:layer="layout" svg:x1="16.369cm" svg:y1="7.197cm" svg:x2="18.486cm" svg:y2="7.197cm">
            <text:p text:style-name="P4"/>
          </draw:line>
          <draw:line draw:style-name="gr5" draw:text-style-name="P11" draw:layer="layout" svg:x1="18.486cm" svg:y1="6.35cm" svg:x2="18.486cm" svg:y2="7.197cm">
            <text:p text:style-name="P4"/>
          </draw:line>
        </draw:g>
        <draw:polyline draw:style-name="gr5" draw:text-style-name="P11" draw:id="id18" draw:layer="layout" svg:width="0cm" svg:height="1.692cm" svg:x="17.427cm" svg:y="7.197cm" svg:viewBox="0 0 0 1693" draw:points="0,0 0,1693">
          <text:p text:style-name="P4"/>
        </draw:polyline>
        <draw:custom-shape draw:style-name="gr4" draw:text-style-name="P10" draw:id="id20" draw:layer="layout" svg:width="2.263cm" svg:height="2.394cm" svg:x="16.278cm" svg:y="8.89cm">
          <text:p text:style-name="P44"><text:span text:style-name="T36">Day</text:span></text:p>
          <text:p text:style-name="P44"><text:span text:style-name="T36">of</text:span></text:p>
          <text:p text:style-name="P44"><text:span text:style-name="T36">Month</text:span></text:p>
          <draw:enhanced-geometry svg:viewBox="0 0 21600 21600" draw:type="mso-spt202" draw:enhanced-path="M 0 0 L 21600 0 21600 21600 0 21600 0 0 Z N"/>
        </draw:custom-shape>
        <draw:g draw:id="id21">
          <draw:line draw:style-name="gr5" draw:text-style-name="P11" draw:layer="layout" svg:x1="18.891cm" svg:y1="6.35cm" svg:x2="18.891cm" svg:y2="7.197cm">
            <text:p text:style-name="P4"/>
          </draw:line>
          <draw:line draw:style-name="gr5" draw:text-style-name="P11" draw:layer="layout" svg:x1="18.891cm" svg:y1="7.197cm" svg:x2="21.008cm" svg:y2="7.197cm">
            <text:p text:style-name="P4"/>
          </draw:line>
          <draw:line draw:style-name="gr5" draw:text-style-name="P11" draw:layer="layout" svg:x1="21.008cm" svg:y1="6.35cm" svg:x2="21.008cm" svg:y2="7.197cm">
            <text:p text:style-name="P4"/>
          </draw:line>
        </draw:g>
        <draw:polyline draw:style-name="gr5" draw:text-style-name="P11" draw:id="id22" draw:layer="layout" svg:width="0cm" svg:height="1.692cm" svg:x="19.95cm" svg:y="7.197cm" svg:viewBox="0 0 0 1693" draw:points="0,0 0,1693">
          <text:p text:style-name="P4"/>
        </draw:polyline>
        <draw:custom-shape draw:style-name="gr4" draw:text-style-name="P10" draw:id="id23" draw:layer="layout" svg:width="2.263cm" svg:height="0.972cm" svg:x="18.791cm" svg:y="8.89cm">
          <text:p text:style-name="P43"><text:span text:style-name="T36">Month</text:span></text:p>
          <draw:enhanced-geometry svg:viewBox="0 0 21600 21600" draw:type="mso-spt202" draw:enhanced-path="M 0 0 L 21600 0 21600 21600 0 21600 0 0 Z N"/>
        </draw:custom-shape>
        <draw:g draw:id="id24">
          <draw:line draw:style-name="gr5" draw:text-style-name="P11" draw:layer="layout" svg:x1="21.59cm" svg:y1="6.35cm" svg:x2="21.59cm" svg:y2="7.197cm">
            <text:p text:style-name="P4"/>
          </draw:line>
          <draw:line draw:style-name="gr5" draw:text-style-name="P11" draw:layer="layout" svg:x1="21.59cm" svg:y1="7.197cm" svg:x2="23.707cm" svg:y2="7.197cm">
            <text:p text:style-name="P4"/>
          </draw:line>
          <draw:line draw:style-name="gr5" draw:text-style-name="P11" draw:layer="layout" svg:x1="23.707cm" svg:y1="6.35cm" svg:x2="23.707cm" svg:y2="7.197cm">
            <text:p text:style-name="P4"/>
          </draw:line>
        </draw:g>
        <draw:polyline draw:style-name="gr5" draw:text-style-name="P11" draw:id="id25" draw:layer="layout" svg:width="0cm" svg:height="1.692cm" svg:x="22.648cm" svg:y="7.197cm" svg:viewBox="0 0 0 1693" draw:points="0,0 0,1693">
          <text:p text:style-name="P4"/>
        </draw:polyline>
        <draw:custom-shape draw:style-name="gr4" draw:text-style-name="P10" draw:id="id26" draw:layer="layout" svg:width="2.123cm" svg:height="2.394cm" svg:x="21.595cm" svg:y="8.89cm">
          <text:p text:style-name="P44"><text:span text:style-name="T36">Day</text:span></text:p>
          <text:p text:style-name="P44"><text:span text:style-name="T36">of</text:span></text:p>
          <text:p text:style-name="P44"><text:span text:style-name="T36">Week</text:span></text:p>
          <draw:enhanced-geometry svg:viewBox="0 0 21600 21600" draw:type="mso-spt202" draw:enhanced-path="M 0 0 L 21600 0 21600 21600 0 21600 0 0 Z N"/>
        </draw:custom-shape>
        <draw:custom-shape draw:style-name="gr4" draw:text-style-name="P10" draw:id="id27" draw:layer="layout" svg:width="21.199cm" svg:height="1.205cm" svg:x="1.909cm" svg:y="13.123cm">
          <text:p text:style-name="P43"><text:span text:style-name="T37">Check out CronTrigger JavaDoc for more examples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 smil:additive="base"/>
                  <anim:animate smil:dur="0.5s" smil:fill="hold" smil:targetElement="id9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 smil:additive="base"/>
                  <anim:animate smil:dur="0.5s" smil:fill="hold" smil:targetElement="id10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 smil:additive="base"/>
                  <anim:animate smil:dur="0.5s" smil:fill="hold" smil:targetElement="id11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 smil:additive="base"/>
                  <anim:animate smil:dur="0.5s" smil:fill="hold" smil:targetElement="id12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 smil:additive="base"/>
                  <anim:animate smil:dur="0.5s" smil:fill="hold" smil:targetElement="id13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 smil:additive="base"/>
                  <anim:animate smil:dur="0.5s" smil:fill="hold" smil:targetElement="id14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 smil:additive="base"/>
                  <anim:animate smil:dur="0.5s" smil:fill="hold" smil:targetElement="id15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 smil:additive="base"/>
                  <anim:animate smil:dur="0.5s" smil:fill="hold" smil:targetElement="id16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 smil:additive="base"/>
                  <anim:animate smil:dur="0.5s" smil:fill="hold" smil:targetElement="id17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 smil:additive="base"/>
                  <anim:animate smil:dur="0.5s" smil:fill="hold" smil:targetElement="id18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 smil:additive="base"/>
                  <anim:animate smil:dur="0.5s" smil:fill="hold" smil:targetElement="id19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 smil:additive="base"/>
                  <anim:animate smil:dur="0.5s" smil:fill="hold" smil:targetElement="id20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 smil:additive="base"/>
                  <anim:animate smil:dur="0.5s" smil:fill="hold" smil:targetElement="id21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 smil:additive="base"/>
                  <anim:animate smil:dur="0.5s" smil:fill="hold" smil:targetElement="id22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 smil:additive="base"/>
                  <anim:animate smil:dur="0.5s" smil:fill="hold" smil:targetElement="id23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 smil:additive="base"/>
                  <anim:animate smil:dur="0.5s" smil:fill="hold" smil:targetElement="id24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 smil:additive="base"/>
                  <anim:animate smil:dur="0.5s" smil:fill="hold" smil:targetElement="id25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 smil:additive="base"/>
                  <anim:animate smil:dur="0.5s" smil:fill="hold" smil:targetElement="id26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7" smil:attributeName="visibility" smil:to="visible"/>
                  <anim:transitionFilter smil:dur="0.5s" smil:targetElement="id27" smil:type="blindsWipe" smil:subtype="horizontal"/>
                </anim:par>
              </anim:par>
            </anim:par>
          </anim:seq>
        </anim:par>
        <presentation:notes draw:style-name="dp2">
          <draw:page-thumbnail draw:layer="layout" svg:width="13.339cm" svg:height="10.006cm" svg:x="3.493cm" svg:y="2.002cm" draw:page-number="40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More on Quartz…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2">More on Quartz…</text:span></text:p>
          </draw:text-box>
        </draw:frame>
        <draw:frame presentation:style-name="pr9" draw:text-style-name="P7" draw:layer="layout" svg:width="21.855cm" svg:height="11.564cm" svg:x="1.745cm" svg:y="4.657cm" presentation:class="outline" presentation:user-transformed="true">
          <draw:text-box>
            <text:list text:style-name="L6">
              <text:list-item>
                <text:p text:style-name="P20"><text:span text:style-name="T2">Misfire instructions</text:span></text:p>
              </text:list-item>
            </text:list>
            <text:list text:style-name="L5">
              <text:list-item>
                <text:p text:style-name="P31"><text:span text:style-name="T15">Calendars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Fine-grained control over scheduling</text:span></text:p>
                  </text:list-item>
                </text:list>
              </text:list-item>
            </text:list>
            <text:list text:style-name="L6">
              <text:list-item>
                <text:p text:style-name="P20"><text:span text:style-name="T2">Multitude of configuration options</text:span></text:p>
              </text:list-item>
            </text:list>
            <text:list text:style-name="L5">
              <text:list-item>
                <text:p text:style-name="P31"><text:span text:style-name="T15">SchedulerListeners</text:span><text:span text:style-name="T2">, </text:span><text:span text:style-name="T15">JobListeners</text:span><text:span text:style-name="T2"> and </text:span><text:span text:style-name="T15">TriggerListeners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Monitor your Scheduler, Jobs and Triggers</text:span></text:p>
                  </text:list-item>
                </text:list>
              </text:list-item>
            </text:list>
            <text:list text:style-name="L6">
              <text:list-item>
                <text:p text:style-name="P20"><text:span text:style-name="T2">Cluster support</text:span></text:p>
              </text:list-item>
            </text:list>
            <text:list text:style-name="L6">
              <text:list-item>
                <text:p text:style-name="P27"><text:span text:style-name="T2"/></text:p>
              </text:list-item>
            </text:list>
            <text:list text:style-name="L6">
              <text:list-item>
                <text:list>
                  <text:list-item>
                    <text:p text:style-name="P45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41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Configuring TimerManagerFactoryBean (1)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11">Configuring </text:span><text:span text:style-name="T12">TimerManagerFactoryBean</text:span><text:span text:style-name="T11"> (1)</text:span></text:p>
          </draw:text-box>
        </draw:frame>
        <draw:custom-shape draw:style-name="gr1" draw:text-style-name="P10" draw:layer="layout" svg:width="21.801cm" svg:height="10.887cm" svg:x="1.901cm" svg:y="4.524cm">
          <text:p text:style-name="P8"><text:span text:style-name="T3">&lt;bean id="scheduler" class="...TimerManagerFactoryBean"&gt; <text:s/></text:span></text:p>
          <text:p text:style-name="P8"><text:span text:style-name="T3"><text:s text:c="2"/></text:span><text:span text:style-name="T3">&lt;property name="timerManagerName" value="tm/TimerManager" /&gt;</text:span></text:p>
          <text:p text:style-name="P8"><text:span text:style-name="T3"><text:s text:c="2"/></text:span><text:span text:style-name="T3">&lt;property name="resourceRef" value="true" /&gt;</text:span></text:p>
          <text:p text:style-name="P8"><text:span text:style-name="T3"><text:s text:c="2"/></text:span><text:span text:style-name="T5">&lt;property name="scheduledTimerListeners"&gt;</text:span></text:p>
          <text:p text:style-name="P8"><text:span text:style-name="T5"><text:s text:c="4"/></text:span><text:span text:style-name="T5">&lt;bean class="...ScheduledTimerListener"&gt;</text:span></text:p>
          <text:p text:style-name="P8"><text:span text:style-name="T5"><text:s text:c="6"/></text:span><text:span text:style-name="T5">&lt;property name="delay" value="3000"/&gt;</text:span></text:p>
          <text:p text:style-name="P8"><text:span text:style-name="T5"><text:s text:c="6"/></text:span><text:span text:style-name="T5">&lt;property name="period" value="30000"/&gt;</text:span></text:p>
          <text:p text:style-name="P8"><text:span text:style-name="T5"><text:s text:c="6"/></text:span><text:span text:style-name="T38">&lt;property name="runnable"&gt;</text:span></text:p>
          <text:p text:style-name="P8"><text:span text:style-name="T38"><text:s text:c="8"/></text:span><text:span text:style-name="T38">&lt;bean class="...MethodInvokingRunnable"&gt;</text:span></text:p>
          <text:p text:style-name="P8"><text:span text:style-name="T38"><text:s text:c="10"/></text:span><text:span text:style-name="T38">&lt;property name="targetMethod" value="deleteAll"/&gt;</text:span></text:p>
          <text:p text:style-name="P8"><text:span text:style-name="T38"><text:s text:c="10"/></text:span><text:span text:style-name="T38">&lt;property name="targetObject" ref="orderDao"/&gt;</text:span></text:p>
          <text:p text:style-name="P8"><text:span text:style-name="T38"><text:s text:c="8"/></text:span><text:span text:style-name="T38">&lt;/bean&gt;</text:span></text:p>
          <text:p text:style-name="P8"><text:span text:style-name="T38"><text:s text:c="6"/></text:span><text:span text:style-name="T38">&lt;/property&gt;</text:span></text:p>
          <text:p text:style-name="P8"><text:span text:style-name="T5"><text:s text:c="4"/></text:span><text:span text:style-name="T5">&lt;/bean&gt;</text:span></text:p>
          <text:p text:style-name="P8"><text:span text:style-name="T5"><text:s text:c="2"/></text:span><text:span text:style-name="T5">&lt;/property&gt;</text:span></text:p>
          <text:p text:style-name="P8"><text:span text:style-name="T3">&lt;/bean&gt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9cm" svg:height="10.006cm" svg:x="3.493cm" svg:y="2.002cm" draw:page-number="42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Configuring TimerManagerFactoryBean (2)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11">Configuring </text:span><text:span text:style-name="T12">TimerManagerFactoryBean</text:span><text:span text:style-name="T11"> (2)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6">
              <text:list-item>
                <text:p text:style-name="P20"><text:span text:style-name="T2">Standard JNDI properties</text:span></text:p>
              </text:list-item>
            </text:list>
            <text:list text:style-name="L5">
              <text:list-item>
                <text:p text:style-name="P31"><text:span text:style-name="T15">timerManager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The </text:span><text:span text:style-name="T15">TimerManager</text:span><text:span text:style-name="T2"> instance to use</text:span></text:p>
                  </text:list-item>
                </text:list>
              </text:list-item>
            </text:list>
            <text:list text:style-name="L5">
              <text:list-item>
                <text:p text:style-name="P31"><text:span text:style-name="T15">timerManagerName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The JNDI name of the </text:span><text:span text:style-name="T15">TimerManager</text:span><text:span text:style-name="T2"> </text:span></text:p>
                  </text:list-item>
                </text:list>
              </text:list-item>
            </text:list>
            <text:list text:style-name="L5">
              <text:list-item>
                <text:p text:style-name="P31"><text:span text:style-name="T15">scheduledTimerListeners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The list of </text:span><text:span text:style-name="T15">ScheduledTimerListeners</text:span><text:span text:style-name="T2"> to configure with the </text:span><text:span text:style-name="T15">TimerManag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43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Configuring TimerManagerFactoryBean (3)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11">Configuring </text:span><text:span text:style-name="T12">TimerManagerFactoryBean</text:span><text:span text:style-name="T11"> (3)</text:span></text:p>
          </draw:text-box>
        </draw:frame>
        <draw:frame presentation:style-name="pr9" draw:text-style-name="P7" draw:layer="layout" svg:width="21.855cm" svg:height="11.428cm" svg:x="1.745cm" svg:y="4.657cm" presentation:class="outline" presentation:user-transformed="true">
          <draw:text-box>
            <text:list text:style-name="L5">
              <text:list-item>
                <text:p text:style-name="P34"><text:span text:style-name="T14">ScheduledTimerListener</text:span><text:span text:style-name="T19"> Properties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30">dela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6"><text:span text:style-name="T31">The initial delay before the first execution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5"><text:span text:style-name="T30">firstTim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6"><text:span text:style-name="T31">The </text:span><text:span text:style-name="T32">Date</text:span><text:span text:style-name="T31"> of the initial execution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5"><text:span text:style-name="T30">perio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6"><text:span text:style-name="T31">The period between execution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5"><text:span text:style-name="T30">fixedRa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6"><text:span text:style-name="T31">Indicates whether to use fixed rate (true) or fixed delay (false) executio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6"><text:span text:style-name="T31">Default is fals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5"><text:span text:style-name="T30">runnabl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6"><text:span text:style-name="T31">Specifies the </text:span><text:span text:style-name="T32">Runnable</text:span><text:span text:style-name="T31"> to run at each executio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6"><text:span text:style-name="T31">Wrapped in a </text:span><text:span text:style-name="T32">TimerListener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5"><text:span text:style-name="T30">timerListen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6"><text:span text:style-name="T31">Specifies the </text:span><text:span text:style-name="T32">TimerListener</text:span><text:span text:style-name="T31"> to run at each execu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44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Choosing a Scheduler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2">Choosing a Scheduler</text:span></text:p>
          </draw:text-box>
        </draw:frame>
        <draw:frame presentation:style-name="pr15" draw:text-style-name="P7" draw:layer="layout" svg:width="21.586cm" svg:height="13.031cm" svg:x="1.905cm" svg:y="4.123cm" presentation:class="outline" presentation:user-transformed="true">
          <draw:text-box>
            <text:list text:style-name="L6">
              <text:list-item>
                <text:p text:style-name="P17"><text:span text:style-name="T18">As opposed to simple asynchronous execution using TaskExecutor</text:span></text:p>
              </text:list-item>
            </text:list>
            <text:list text:style-name="L6">
              <text:list-item>
                <text:p text:style-name="P17"><text:span text:style-name="T18">Web applications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9">Use Quartz</text:span></text:p>
                  </text:list-item>
                </text:list>
              </text:list-item>
            </text:list>
            <text:list text:style-name="L6">
              <text:list-item>
                <text:p text:style-name="P17"><text:span text:style-name="T18">Simple-standalone environment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9">Use </text:span><text:span text:style-name="T14">ScheduledExecutorServic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3">Multiple thread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3">Highly configurabl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19">Timer-based scheduling is okay for </text:span><text:span text:style-name="T33">really</text:span><text:span text:style-name="T19"> simple cas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19">Consider Quartz for complex trigger support</text:span></text:p>
                  </text:list-item>
                </text:list>
              </text:list-item>
            </text:list>
            <text:list text:style-name="L6">
              <text:list-item>
                <text:p text:style-name="P17"><text:span text:style-name="T18">Strict Java EE environment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9">Consider </text:span><text:span text:style-name="T14">WorkManag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3">Threading support is built i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19">Most people still prefer Quartz however </text:span><text:span text:style-name="T39">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40">Can use a </text:span><text:span text:style-name="T41">WorkManager</text:span><text:span text:style-name="T40"> </text:span><text:span text:style-name="T42">as its thread pool</text:span><text:span text:style-name="T40"> through Spring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45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Summary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3">Summary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6">
              <text:list-item>
                <text:p text:style-name="P20"><text:span text:style-name="T2">Comprehensive task execution support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15">ThreadPoolExecutor</text:span><text:span text:style-name="T2"> for Java 5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Take advantage of CommonJ </text:span><text:span text:style-name="T15">WorkManager</text:span><text:span text:style-name="T2"> if your platform supports i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0"><text:span text:style-name="T15">SyncTaskExecutor</text:span><text:span text:style-name="T2"> is great for testing</text:span></text:p>
                  </text:list-item>
                </text:list>
              </text:list-item>
            </text:list>
            <text:list text:style-name="L6">
              <text:list-item>
                <text:p text:style-name="P20"><text:span text:style-name="T2">Multiple options for scheduling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Java 5 </text:span><text:span text:style-name="T15">ScheduledExecutorServic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CommonJ </text:span><text:span text:style-name="T15">TimerManag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Quartz</text:span></text:p>
                  </text:list-item>
                </text:list>
              </text:list-item>
            </text:list>
            <text:list text:style-name="L9">
              <text:list-item>
                <text:p text:style-name="P20"><text:span text:style-name="T43">Its all about choice!</text:span></text:p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46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Scheduling in Spring 1.2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3">Scheduling in Spring 1.2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6">
              <text:list-item>
                <text:p text:style-name="P20"><text:span text:style-name="T3">Two solutions for scheduling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3">JDK Tim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3">Basic support for repeatable task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3">Basic definition of schedul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3">No clustering suppor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3">No support for persistent task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3">Quartz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3">Rich-schedule definitions using cron expression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3">Full clustering suppor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3">Support for persistent job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47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What's new in Spring 2.0?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3">What's new in Spring 2.0?</text:span></text:p>
          </draw:text-box>
        </draw:frame>
        <draw:frame presentation:style-name="pr12" draw:text-style-name="P7" draw:layer="layout" svg:width="21.586cm" svg:height="11.495cm" svg:x="1.905cm" svg:y="4.925cm" presentation:class="outline" presentation:user-transformed="true">
          <draw:text-box>
            <text:list text:style-name="L6">
              <text:list-item>
                <text:p text:style-name="P20"><text:span text:style-name="T3">Scheduling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JDK </text:span><text:span text:style-name="T15">ScheduledExecutorService, Tim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3">CommonJ </text:span><text:span text:style-name="T4">WorkManag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3">Application Server suppor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3">Supported on WebLogic Server 9 and WebSphere 6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0"><text:span text:style-name="T3">Task Execution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3">Simple API for task execution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3">Many different implementation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3">Simple Threading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2"><text:span text:style-name="T4">ThreadPoolExecuto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3">CommonJ WorkManag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48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More Information" draw:style-name="dp3" draw:master-page-name="Default" presentation:presentation-page-layout-name="AL2T1"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3">More Information</text:span></text:p>
          </draw:text-box>
        </draw:frame>
        <draw:frame presentation:style-name="pr9" draw:text-style-name="P7" draw:layer="layout" svg:width="21.855cm" svg:height="11.219cm" svg:x="1.745cm" svg:y="4.657cm" presentation:class="outline" presentation:user-transformed="true">
          <draw:text-box>
            <text:list text:style-name="L6">
              <text:list-item>
                <text:p text:style-name="P20"><text:span text:style-name="T2">On the web: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44"><text:a xlink:href="http://www.springframework.org/">http://www.springframework.org</text:a>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1"><text:span text:style-name="T44"><text:a xlink:href="http://dev2dev.bea.com/wlplatform/commonj/">http://dev2dev.bea.com/wlplatform/commonj/</text:a>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1"><text:span text:style-name="T44"><text:a xlink:href="http://www.opensymphony.com/quartz">http://www.opensymphony.com/quartz</text:a></text:span></text:p>
                  </text:list-item>
                </text:list>
              </text:list-item>
            </text:list>
            <text:list text:style-name="L6">
              <text:list-item>
                <text:p text:style-name="P20"><text:span text:style-name="T2">Books: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2">Pro Spring – good Quartz coverage</text:span></text:p>
                  </text:list-item>
                </text:list>
              </text:list-item>
            </text:list>
            <text:list text:style-name="L6">
              <text:list-item>
                <text:p text:style-name="P27"><text:span text:style-name="T2"/></text:p>
              </text:list-item>
            </text:list>
          </draw:text-box>
        </draw:frame>
        <presentation:notes draw:style-name="dp2">
          <draw:page-thumbnail draw:layer="layout" svg:width="13.339cm" svg:height="10.006cm" svg:x="3.493cm" svg:y="2.002cm" draw:page-number="49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4" draw:text-style-name="P2" draw:layer="layout" svg:width="17.48cm" svg:height="2.757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9cm" svg:height="11.223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">Introduction (2)</text:span></text:p>
              </text:list-item>
            </text:list>
            <text:list text:style-name="L3">
              <text:list-item>
                <text:p text:style-name="P6"><text:span text:style-name="T2">TaskExecutor abstraction (13) </text:span></text:p>
              </text:list-item>
            </text:list>
            <text:list text:style-name="L3">
              <text:list-item>
                <text:p text:style-name="P6"><text:span text:style-name="T2">Framework overview (20)</text:span></text:p>
              </text:list-item>
            </text:list>
            <text:list text:style-name="L3">
              <text:list-item>
                <text:p text:style-name="P6"><text:span text:style-name="T2">CommonJ container thread management (7)</text:span></text:p>
              </text:list-item>
            </text:list>
          </draw:text-box>
        </draw:frame>
        <presentation:notes draw:style-name="dp2">
          <draw:page-thumbnail draw:layer="layout" svg:width="13.335cm" svg:height="10.002cm" svg:x="3.493cm" svg:y="2.028cm" draw:page-number="50"/>
          <draw:frame presentation:style-name="pr8" draw:text-style-name="P4" draw:layer="layout" svg:width="16.25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style-asian="normal" style:font-weight-asian="normal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style-asian="normal" style:font-weight-asian="normal" style:font-family-complex="'Lucida Sans Unicode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end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100%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2pt" fo:language="en" fo:country="US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3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Task - </text:span><text:span text:style-name="T1"><text:page-number>&lt;number&gt;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/>
    </style:handout-master>
    <style:master-page style:name="Default" style:page-layout-name="PM1" draw:style-name="dp1">
      <office:forms form:automatic-focus="false" form:apply-design-mode="false"/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gr4" draw:text-style-name="P5" draw:layer="backgroundobjects" svg:width="5.292cm" svg:height="1.27cm" svg:x="19.566cm" svg:y="18.181cm">
        <text:p text:style-name="P4"><text:span text:style-name="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41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page-thumbnail presentation:style-name="Default-title" draw:layer="backgroundobjects" svg:width="0.001cm" svg:height="31.143cm" svg:x="-0.001cm" svg:y="-13.544cm" presentation:class="page"/>
        <draw:frame presentation:style-name="Default-notes" draw:layer="backgroundobjects" svg:width="16.25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dp1">
      <office:forms form:automatic-focus="false" form:apply-design-mode="false"/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7"><text:span text:style-name="T3">Copyright2005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page-thumbnail presentation:style-name="Title1-title" draw:layer="backgroundobjects" svg:width="0.001cm" svg:height="31.143cm" svg:x="-0.001cm" svg:y="-13.544cm" presentation:class="page"/>
        <draw:frame presentation:style-name="Title1-notes" draw:layer="backgroundobjects" svg:width="16.25cm" svg:height="11.996cm" svg:x="2.033cm" svg:y="12.66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dc:title>Module Name</dc:title>
    <meta:initial-creator>Mark Fisher</meta:initial-creator>
    <dc:creator>Colin Sampaleanu</dc:creator>
    <dc:date>2008-01-11T20:36:57</dc:date>
    <meta:editing-cycles>21</meta:editing-cycles>
    <meta:editing-duration>PT6H34M45S</meta:editing-duration>
    <meta:user-defined meta:name="Info 1"/>
    <meta:user-defined meta:name="Info 2"/>
    <meta:user-defined meta:name="Info 3"/>
    <meta:user-defined meta:name="Info 4"/>
    <meta:document-statistic meta:object-count="266"/>
  </office:meta>
</office:document-meta>
</file>